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0">
      <style:table-cell-properties fo:background-color="#FFFF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FFF200"/>
    </style:style>
    <style:style style:name="ce10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masvist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tina Noticias 05:00 a 09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29 05:00:00" table:formula="of:=COM.MICROSOFT.CONCAT([.C2];[.D2];[.E2])" table:style-name="ce1">
            <text:p>2023-05-29 05:00:00</text:p>
          </table:table-cell>
          <table:table-cell office:value-type="string" office:string-value="2023-05-29 09:00:00" table:formula="of:=COM.MICROSOFT.CONCAT([.C2];[.D2];[.F2])" table:style-name="ce1">
            <text:p>2023-05-29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30 05:00:00" table:formula="of:=COM.MICROSOFT.CONCAT([.C3];[.D3];[.E3])" table:style-name="ce1">
            <text:p>2023-05-30 05:00:00</text:p>
          </table:table-cell>
          <table:table-cell office:value-type="string" office:string-value="2023-05-30 09:00:00" table:formula="of:=COM.MICROSOFT.CONCAT([.C3];[.D3];[.F3])" table:style-name="ce1">
            <text:p>2023-05-3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31 05:00:00" table:formula="of:=COM.MICROSOFT.CONCAT([.C4];[.D4];[.E4])" table:style-name="ce1">
            <text:p>2023-05-31 05:00:00</text:p>
          </table:table-cell>
          <table:table-cell office:value-type="string" office:string-value="2023-05-31 09:00:00" table:formula="of:=COM.MICROSOFT.CONCAT([.C4];[.D4];[.F4])" table:style-name="ce1">
            <text:p>2023-05-3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1 05:00:00" table:formula="of:=COM.MICROSOFT.CONCAT([.C5];[.D5];[.E5])" table:style-name="ce1">
            <text:p>2023-06-01 05:00:00</text:p>
          </table:table-cell>
          <table:table-cell office:value-type="string" office:string-value="2023-06-01 09:00:00" table:formula="of:=COM.MICROSOFT.CONCAT([.C5];[.D5];[.F5])" table:style-name="ce1">
            <text:p>2023-06-0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2 05:00:00" table:formula="of:=COM.MICROSOFT.CONCAT([.C6];[.D6];[.E6])" table:style-name="ce1">
            <text:p>2023-06-02 05:00:00</text:p>
          </table:table-cell>
          <table:table-cell office:value-type="string" office:string-value="2023-06-02 09:00:00" table:formula="of:=COM.MICROSOFT.CONCAT([.C6];[.D6];[.F6])" table:style-name="ce1">
            <text:p>2023-06-0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3 05:00:00" table:formula="of:=COM.MICROSOFT.CONCAT([.C7];[.D7];[.E7])" table:style-name="ce1">
            <text:p>2023-06-03 05:00:00</text:p>
          </table:table-cell>
          <table:table-cell office:value-type="string" office:string-value="2023-06-03 09:00:00" table:formula="of:=COM.MICROSOFT.CONCAT([.C7];[.D7];[.F7])" table:style-name="ce1">
            <text:p>2023-06-0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4 05:00:00" table:formula="of:=COM.MICROSOFT.CONCAT([.C8];[.D8];[.E8])" table:style-name="ce1">
            <text:p>2023-06-04 05:00:00</text:p>
          </table:table-cell>
          <table:table-cell office:value-type="string" office:string-value="2023-06-04 09:00:00" table:formula="of:=COM.MICROSOFT.CONCAT([.C8];[.D8];[.F8])" table:style-name="ce1">
            <text:p>2023-06-04 09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erica Noticias 05:00 a 09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29 05:00:00" table:formula="of:=COM.MICROSOFT.CONCAT([.C9];[.D9];[.E9])" table:style-name="ce1">
            <text:p>2023-05-29 05:00:00</text:p>
          </table:table-cell>
          <table:table-cell office:value-type="string" office:string-value="2023-05-29 09:30:00" table:formula="of:=COM.MICROSOFT.CONCAT([.C9];[.D9];[.F9])" table:style-name="ce1">
            <text:p>2023-05-29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30 05:00:00" table:formula="of:=COM.MICROSOFT.CONCAT([.C10];[.D10];[.E10])" table:style-name="ce1">
            <text:p>2023-05-30 05:00:00</text:p>
          </table:table-cell>
          <table:table-cell office:value-type="string" office:string-value="2023-05-30 09:30:00" table:formula="of:=COM.MICROSOFT.CONCAT([.C10];[.D10];[.F10])" table:style-name="ce1">
            <text:p>2023-05-3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31 05:00:00" table:formula="of:=COM.MICROSOFT.CONCAT([.C11];[.D11];[.E11])" table:style-name="ce1">
            <text:p>2023-05-31 05:00:00</text:p>
          </table:table-cell>
          <table:table-cell office:value-type="string" office:string-value="2023-05-31 09:30:00" table:formula="of:=COM.MICROSOFT.CONCAT([.C11];[.D11];[.F11])" table:style-name="ce1">
            <text:p>2023-05-3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1 05:00:00" table:formula="of:=COM.MICROSOFT.CONCAT([.C12];[.D12];[.E12])" table:style-name="ce1">
            <text:p>2023-06-01 05:00:00</text:p>
          </table:table-cell>
          <table:table-cell office:value-type="string" office:string-value="2023-06-01 09:30:00" table:formula="of:=COM.MICROSOFT.CONCAT([.C12];[.D12];[.F12])" table:style-name="ce1">
            <text:p>2023-06-0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2 05:00:00" table:formula="of:=COM.MICROSOFT.CONCAT([.C13];[.D13];[.E13])" table:style-name="ce1">
            <text:p>2023-06-02 05:00:00</text:p>
          </table:table-cell>
          <table:table-cell office:value-type="string" office:string-value="2023-06-02 09:30:00" table:formula="of:=COM.MICROSOFT.CONCAT([.C13];[.D13];[.F13])" table:style-name="ce1">
            <text:p>2023-06-0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3 05:00:00" table:formula="of:=COM.MICROSOFT.CONCAT([.C14];[.D14];[.E14])" table:style-name="ce1">
            <text:p>2023-06-03 05:00:00</text:p>
          </table:table-cell>
          <table:table-cell office:value-type="string" office:string-value="2023-06-03 09:30:00" table:formula="of:=COM.MICROSOFT.CONCAT([.C14];[.D14];[.F14])" table:style-name="ce1">
            <text:p>2023-06-0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4 05:00:00" table:formula="of:=COM.MICROSOFT.CONCAT([.C15];[.D15];[.E15])" table:style-name="ce1">
            <text:p>2023-06-04 05:00:00</text:p>
          </table:table-cell>
          <table:table-cell office:value-type="string" office:string-value="2023-06-04 09:30:00" table:formula="of:=COM.MICROSOFT.CONCAT([.C15];[.D15];[.F15])" table:style-name="ce1">
            <text:p>2023-06-04 0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or y Fuego 13:50 a 16:1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29 13:50:00" table:formula="of:=COM.MICROSOFT.CONCAT([.C16];[.D16];[.E16])" table:style-name="ce1">
            <text:p>2023-05-29 13:50:00</text:p>
          </table:table-cell>
          <table:table-cell office:value-type="string" office:string-value="2023-05-29 16:10:00" table:formula="of:=COM.MICROSOFT.CONCAT([.C16];[.D16];[.F16])" table:style-name="ce1">
            <text:p>2023-05-29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30 13:50:00" table:formula="of:=COM.MICROSOFT.CONCAT([.C17];[.D17];[.E17])" table:style-name="ce1">
            <text:p>2023-05-30 13:50:00</text:p>
          </table:table-cell>
          <table:table-cell office:value-type="string" office:string-value="2023-05-30 16:10:00" table:formula="of:=COM.MICROSOFT.CONCAT([.C17];[.D17];[.F17])" table:style-name="ce1">
            <text:p>2023-05-3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31 13:50:00" table:formula="of:=COM.MICROSOFT.CONCAT([.C18];[.D18];[.E18])" table:style-name="ce1">
            <text:p>2023-05-31 13:50:00</text:p>
          </table:table-cell>
          <table:table-cell office:value-type="string" office:string-value="2023-05-31 16:10:00" table:formula="of:=COM.MICROSOFT.CONCAT([.C18];[.D18];[.F18])" table:style-name="ce1">
            <text:p>2023-05-3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1 13:50:00" table:formula="of:=COM.MICROSOFT.CONCAT([.C19];[.D19];[.E19])" table:style-name="ce1">
            <text:p>2023-06-01 13:50:00</text:p>
          </table:table-cell>
          <table:table-cell office:value-type="string" office:string-value="2023-06-01 16:10:00" table:formula="of:=COM.MICROSOFT.CONCAT([.C19];[.D19];[.F19])" table:style-name="ce1">
            <text:p>2023-06-0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2 13:50:00" table:formula="of:=COM.MICROSOFT.CONCAT([.C20];[.D20];[.E20])" table:style-name="ce1">
            <text:p>2023-06-02 13:50:00</text:p>
          </table:table-cell>
          <table:table-cell office:value-type="string" office:string-value="2023-06-02 16:10:00" table:formula="of:=COM.MICROSOFT.CONCAT([.C20];[.D20];[.F20])" table:style-name="ce1">
            <text:p>2023-06-0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3 13:50:00" table:formula="of:=COM.MICROSOFT.CONCAT([.C21];[.D21];[.E21])" table:style-name="ce1">
            <text:p>2023-06-03 13:50:00</text:p>
          </table:table-cell>
          <table:table-cell office:value-type="string" office:string-value="2023-06-03 16:10:00" table:formula="of:=COM.MICROSOFT.CONCAT([.C21];[.D21];[.F21])" table:style-name="ce1">
            <text:p>2023-06-0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4 13:50:00" table:formula="of:=COM.MICROSOFT.CONCAT([.C22];[.D22];[.E22])" table:style-name="ce1">
            <text:p>2023-06-04 13:50:00</text:p>
          </table:table-cell>
          <table:table-cell office:value-type="string" office:string-value="2023-06-04 16:10:00" table:formula="of:=COM.MICROSOFT.CONCAT([.C22];[.D22];[.F22])" table:style-name="ce1">
            <text:p>2023-06-04 16:1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sto es Guerra 19:00 a 20:4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29 19:00:00" table:formula="of:=COM.MICROSOFT.CONCAT([.C23];[.D23];[.E23])" table:style-name="ce1">
            <text:p>2023-05-29 19:00:00</text:p>
          </table:table-cell>
          <table:table-cell office:value-type="string" office:string-value="2023-05-29 20:40:00" table:formula="of:=COM.MICROSOFT.CONCAT([.C23];[.D23];[.F23])" table:style-name="ce1">
            <text:p>2023-05-29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30 19:00:00" table:formula="of:=COM.MICROSOFT.CONCAT([.C24];[.D24];[.E24])" table:style-name="ce1">
            <text:p>2023-05-30 19:00:00</text:p>
          </table:table-cell>
          <table:table-cell office:value-type="string" office:string-value="2023-05-30 20:40:00" table:formula="of:=COM.MICROSOFT.CONCAT([.C24];[.D24];[.F24])" table:style-name="ce1">
            <text:p>2023-05-3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31 19:00:00" table:formula="of:=COM.MICROSOFT.CONCAT([.C25];[.D25];[.E25])" table:style-name="ce1">
            <text:p>2023-05-31 19:00:00</text:p>
          </table:table-cell>
          <table:table-cell office:value-type="string" office:string-value="2023-05-31 20:40:00" table:formula="of:=COM.MICROSOFT.CONCAT([.C25];[.D25];[.F25])" table:style-name="ce1">
            <text:p>2023-05-3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1 19:00:00" table:formula="of:=COM.MICROSOFT.CONCAT([.C26];[.D26];[.E26])" table:style-name="ce1">
            <text:p>2023-06-01 19:00:00</text:p>
          </table:table-cell>
          <table:table-cell office:value-type="string" office:string-value="2023-06-01 20:40:00" table:formula="of:=COM.MICROSOFT.CONCAT([.C26];[.D26];[.F26])" table:style-name="ce1">
            <text:p>2023-06-0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2 19:00:00" table:formula="of:=COM.MICROSOFT.CONCAT([.C27];[.D27];[.E27])" table:style-name="ce1">
            <text:p>2023-06-02 19:00:00</text:p>
          </table:table-cell>
          <table:table-cell office:value-type="string" office:string-value="2023-06-02 20:40:00" table:formula="of:=COM.MICROSOFT.CONCAT([.C27];[.D27];[.F27])" table:style-name="ce1">
            <text:p>2023-06-0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3 19:00:00" table:formula="of:=COM.MICROSOFT.CONCAT([.C28];[.D28];[.E28])" table:style-name="ce1">
            <text:p>2023-06-03 19:00:00</text:p>
          </table:table-cell>
          <table:table-cell office:value-type="string" office:string-value="2023-06-03 20:40:00" table:formula="of:=COM.MICROSOFT.CONCAT([.C28];[.D28];[.F28])" table:style-name="ce1">
            <text:p>2023-06-0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4 19:00:00" table:formula="of:=COM.MICROSOFT.CONCAT([.C29];[.D29];[.E29])" table:style-name="ce1">
            <text:p>2023-06-04 19:00:00</text:p>
          </table:table-cell>
          <table:table-cell office:value-type="string" office:string-value="2023-06-04 20:40:00" table:formula="of:=COM.MICROSOFT.CONCAT([.C29];[.D29];[.F29])" table:style-name="ce1">
            <text:p>2023-06-04 20:4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El gran chef - Latina: Famosos: 20:00 a 21:3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9 20:00:00" table:formula="of:=COM.MICROSOFT.CONCAT([.C30];[.D30];[.E30])" table:style-name="ce1">
            <text:p>2023-05-29 20:00:00</text:p>
          </table:table-cell>
          <table:table-cell office:value-type="string" office:string-value="2023-05-29 21:30:00" table:formula="of:=COM.MICROSOFT.CONCAT([.C30];[.D30];[.F30])" table:style-name="ce1">
            <text:p>2023-05-2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0 20:00:00" table:formula="of:=COM.MICROSOFT.CONCAT([.C31];[.D31];[.E31])" table:style-name="ce1">
            <text:p>2023-05-30 20:00:00</text:p>
          </table:table-cell>
          <table:table-cell office:value-type="string" office:string-value="2023-05-30 21:30:00" table:formula="of:=COM.MICROSOFT.CONCAT([.C31];[.D31];[.F31])" table:style-name="ce1">
            <text:p>2023-05-3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1 20:00:00" table:formula="of:=COM.MICROSOFT.CONCAT([.C32];[.D32];[.E32])" table:style-name="ce1">
            <text:p>2023-05-31 20:00:00</text:p>
          </table:table-cell>
          <table:table-cell office:value-type="string" office:string-value="2023-05-31 21:30:00" table:formula="of:=COM.MICROSOFT.CONCAT([.C32];[.D32];[.F32])" table:style-name="ce1">
            <text:p>2023-05-3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1 20:00:00" table:formula="of:=COM.MICROSOFT.CONCAT([.C33];[.D33];[.E33])" table:style-name="ce1">
            <text:p>2023-06-01 20:00:00</text:p>
          </table:table-cell>
          <table:table-cell office:value-type="string" office:string-value="2023-06-01 21:30:00" table:formula="of:=COM.MICROSOFT.CONCAT([.C33];[.D33];[.F33])" table:style-name="ce1">
            <text:p>2023-06-0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2 20:00:00" table:formula="of:=COM.MICROSOFT.CONCAT([.C34];[.D34];[.E34])" table:style-name="ce1">
            <text:p>2023-06-02 20:00:00</text:p>
          </table:table-cell>
          <table:table-cell office:value-type="string" office:string-value="2023-06-02 21:30:00" table:formula="of:=COM.MICROSOFT.CONCAT([.C34];[.D34];[.F34])" table:style-name="ce1">
            <text:p>2023-06-02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3 20:00:00" table:formula="of:=COM.MICROSOFT.CONCAT([.C35];[.D35];[.E35])" table:style-name="ce1">
            <text:p>2023-06-03 20:00:00</text:p>
          </table:table-cell>
          <table:table-cell office:value-type="string" office:string-value="2023-06-03 21:30:00" table:formula="of:=COM.MICROSOFT.CONCAT([.C35];[.D35];[.F35])" table:style-name="ce1">
            <text:p>2023-06-03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4 20:00:00" table:formula="of:=COM.MICROSOFT.CONCAT([.C36];[.D36];[.E36])" table:style-name="ce1">
            <text:p>2023-06-04 20:00:00</text:p>
          </table:table-cell>
          <table:table-cell office:value-type="string" office:string-value="2023-06-04 21:30:00" table:formula="of:=COM.MICROSOFT.CONCAT([.C36];[.D36];[.F36])" table:style-name="ce1">
            <text:p>2023-06-04 21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uz de luna 21:30 a 22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29 21:30:00" table:formula="of:=COM.MICROSOFT.CONCAT([.C37];[.D37];[.E37])" table:style-name="ce1">
            <text:p>2023-05-29 21:30:00</text:p>
          </table:table-cell>
          <table:table-cell office:value-type="string" office:string-value="2023-05-29 22:30:00" table:formula="of:=COM.MICROSOFT.CONCAT([.C37];[.D37];[.F37])" table:style-name="ce1">
            <text:p>2023-05-29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30 21:30:00" table:formula="of:=COM.MICROSOFT.CONCAT([.C38];[.D38];[.E38])" table:style-name="ce1">
            <text:p>2023-05-30 21:30:00</text:p>
          </table:table-cell>
          <table:table-cell office:value-type="string" office:string-value="2023-05-30 22:30:00" table:formula="of:=COM.MICROSOFT.CONCAT([.C38];[.D38];[.F38])" table:style-name="ce1">
            <text:p>2023-05-3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31 21:30:00" table:formula="of:=COM.MICROSOFT.CONCAT([.C39];[.D39];[.E39])" table:style-name="ce1">
            <text:p>2023-05-31 21:30:00</text:p>
          </table:table-cell>
          <table:table-cell office:value-type="string" office:string-value="2023-05-31 22:30:00" table:formula="of:=COM.MICROSOFT.CONCAT([.C39];[.D39];[.F39])" table:style-name="ce1">
            <text:p>2023-05-3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1 21:30:00" table:formula="of:=COM.MICROSOFT.CONCAT([.C40];[.D40];[.E40])" table:style-name="ce1">
            <text:p>2023-06-01 21:30:00</text:p>
          </table:table-cell>
          <table:table-cell office:value-type="string" office:string-value="2023-06-01 22:30:00" table:formula="of:=COM.MICROSOFT.CONCAT([.C40];[.D40];[.F40])" table:style-name="ce1">
            <text:p>2023-06-0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2 21:30:00" table:formula="of:=COM.MICROSOFT.CONCAT([.C41];[.D41];[.E41])" table:style-name="ce1">
            <text:p>2023-06-02 21:30:00</text:p>
          </table:table-cell>
          <table:table-cell office:value-type="string" office:string-value="2023-06-02 22:30:00" table:formula="of:=COM.MICROSOFT.CONCAT([.C41];[.D41];[.F41])" table:style-name="ce1">
            <text:p>2023-06-0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3 21:30:00" table:formula="of:=COM.MICROSOFT.CONCAT([.C42];[.D42];[.E42])" table:style-name="ce1">
            <text:p>2023-06-03 21:30:00</text:p>
          </table:table-cell>
          <table:table-cell office:value-type="string" office:string-value="2023-06-03 22:30:00" table:formula="of:=COM.MICROSOFT.CONCAT([.C42];[.D42];[.F42])" table:style-name="ce1">
            <text:p>2023-06-0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4 21:30:00" table:formula="of:=COM.MICROSOFT.CONCAT([.C43];[.D43];[.E43])" table:style-name="ce1">
            <text:p>2023-06-04 21:30:00</text:p>
          </table:table-cell>
          <table:table-cell office:value-type="string" office:string-value="2023-06-04 22:30:00" table:formula="of:=COM.MICROSOFT.CONCAT([.C43];[.D43];[.F43])" table:style-name="ce1">
            <text:p>2023-06-04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agaly TV 21:45 a 23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29 21:45:00" table:formula="of:=COM.MICROSOFT.CONCAT([.C44];[.D44];[.E44])" table:style-name="ce1">
            <text:p>2023-05-29 21:45:00</text:p>
          </table:table-cell>
          <table:table-cell office:value-type="string" office:string-value="2023-05-29 23:00:00" table:formula="of:=COM.MICROSOFT.CONCAT([.C44];[.D44];[.F44])" table:style-name="ce1">
            <text:p>2023-05-29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30 21:45:00" table:formula="of:=COM.MICROSOFT.CONCAT([.C45];[.D45];[.E45])" table:style-name="ce1">
            <text:p>2023-05-30 21:45:00</text:p>
          </table:table-cell>
          <table:table-cell office:value-type="string" office:string-value="2023-05-30 23:00:00" table:formula="of:=COM.MICROSOFT.CONCAT([.C45];[.D45];[.F45])" table:style-name="ce1">
            <text:p>2023-05-3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31 21:45:00" table:formula="of:=COM.MICROSOFT.CONCAT([.C46];[.D46];[.E46])" table:style-name="ce1">
            <text:p>2023-05-31 21:45:00</text:p>
          </table:table-cell>
          <table:table-cell office:value-type="string" office:string-value="2023-05-31 23:00:00" table:formula="of:=COM.MICROSOFT.CONCAT([.C46];[.D46];[.F46])" table:style-name="ce1">
            <text:p>2023-05-3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1 21:45:00" table:formula="of:=COM.MICROSOFT.CONCAT([.C47];[.D47];[.E47])" table:style-name="ce1">
            <text:p>2023-06-01 21:45:00</text:p>
          </table:table-cell>
          <table:table-cell office:value-type="string" office:string-value="2023-06-01 23:00:00" table:formula="of:=COM.MICROSOFT.CONCAT([.C47];[.D47];[.F47])" table:style-name="ce1">
            <text:p>2023-06-0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2 21:45:00" table:formula="of:=COM.MICROSOFT.CONCAT([.C48];[.D48];[.E48])" table:style-name="ce1">
            <text:p>2023-06-02 21:45:00</text:p>
          </table:table-cell>
          <table:table-cell office:value-type="string" office:string-value="2023-06-02 23:00:00" table:formula="of:=COM.MICROSOFT.CONCAT([.C48];[.D48];[.F48])" table:style-name="ce1">
            <text:p>2023-06-0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3 21:45:00" table:formula="of:=COM.MICROSOFT.CONCAT([.C49];[.D49];[.E49])" table:style-name="ce1">
            <text:p>2023-06-03 21:45:00</text:p>
          </table:table-cell>
          <table:table-cell office:value-type="string" office:string-value="2023-06-03 23:00:00" table:formula="of:=COM.MICROSOFT.CONCAT([.C49];[.D49];[.F49])" table:style-name="ce1">
            <text:p>2023-06-0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4 21:45:00" table:formula="of:=COM.MICROSOFT.CONCAT([.C50];[.D50];[.E50])" table:style-name="ce1">
            <text:p>2023-06-04 21:45:00</text:p>
          </table:table-cell>
          <table:table-cell office:value-type="string" office:string-value="2023-06-04 23:00:00" table:formula="of:=COM.MICROSOFT.CONCAT([.C50];[.D50];[.F50])" table:style-name="ce1">
            <text:p>2023-06-04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l Angulo 22:00 a 23:3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9 22:00:00" table:formula="of:=COM.MICROSOFT.CONCAT([.C51];[.D51];[.E51])" table:style-name="ce1">
            <text:p>2023-05-29 22:00:00</text:p>
          </table:table-cell>
          <table:table-cell office:value-type="string" office:string-value="2023-05-29 23:30:00" table:formula="of:=COM.MICROSOFT.CONCAT([.C51];[.D51];[.F51])" table:style-name="ce1">
            <text:p>2023-05-2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0 22:00:00" table:formula="of:=COM.MICROSOFT.CONCAT([.C52];[.D52];[.E52])" table:style-name="ce1">
            <text:p>2023-05-30 22:00:00</text:p>
          </table:table-cell>
          <table:table-cell office:value-type="string" office:string-value="2023-05-30 23:30:00" table:formula="of:=COM.MICROSOFT.CONCAT([.C52];[.D52];[.F52])" table:style-name="ce1">
            <text:p>2023-05-3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1 22:00:00" table:formula="of:=COM.MICROSOFT.CONCAT([.C53];[.D53];[.E53])" table:style-name="ce1">
            <text:p>2023-05-31 22:00:00</text:p>
          </table:table-cell>
          <table:table-cell office:value-type="string" office:string-value="2023-05-31 23:30:00" table:formula="of:=COM.MICROSOFT.CONCAT([.C53];[.D53];[.F53])" table:style-name="ce1">
            <text:p>2023-05-3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1 22:00:00" table:formula="of:=COM.MICROSOFT.CONCAT([.C54];[.D54];[.E54])" table:style-name="ce1">
            <text:p>2023-06-01 22:00:00</text:p>
          </table:table-cell>
          <table:table-cell office:value-type="string" office:string-value="2023-06-01 23:30:00" table:formula="of:=COM.MICROSOFT.CONCAT([.C54];[.D54];[.F54])" table:style-name="ce1">
            <text:p>2023-06-0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2 22:00:00" table:formula="of:=COM.MICROSOFT.CONCAT([.C55];[.D55];[.E55])" table:style-name="ce1">
            <text:p>2023-06-02 22:00:00</text:p>
          </table:table-cell>
          <table:table-cell office:value-type="string" office:string-value="2023-06-02 23:30:00" table:formula="of:=COM.MICROSOFT.CONCAT([.C55];[.D55];[.F55])" table:style-name="ce1">
            <text:p>2023-06-0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3 22:00:00" table:formula="of:=COM.MICROSOFT.CONCAT([.C56];[.D56];[.E56])" table:style-name="ce1">
            <text:p>2023-06-03 22:00:00</text:p>
          </table:table-cell>
          <table:table-cell office:value-type="string" office:string-value="2023-06-03 23:30:00" table:formula="of:=COM.MICROSOFT.CONCAT([.C56];[.D56];[.F56])" table:style-name="ce1">
            <text:p>2023-06-0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4 22:00:00" table:formula="of:=COM.MICROSOFT.CONCAT([.C57];[.D57];[.E57])" table:style-name="ce1">
            <text:p>2023-06-04 22:00:00</text:p>
          </table:table-cell>
          <table:table-cell office:value-type="string" office:string-value="2023-06-04 23:30:00" table:formula="of:=COM.MICROSOFT.CONCAT([.C57];[.D57];[.F57])" table:style-name="ce1">
            <text:p>2023-06-04 23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l fondo hay sitio 20:40 a 21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9 20:40:00" table:formula="of:=COM.MICROSOFT.CONCAT([.C58];[.D58];[.E58])" table:style-name="ce1">
            <text:p>2023-05-29 20:40:00</text:p>
          </table:table-cell>
          <table:table-cell office:value-type="string" office:string-value="2023-05-29 21:30:00" table:formula="of:=COM.MICROSOFT.CONCAT([.C58];[.D58];[.F58])" table:style-name="ce1">
            <text:p>2023-05-2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0 20:40:00" table:formula="of:=COM.MICROSOFT.CONCAT([.C59];[.D59];[.E59])" table:style-name="ce1">
            <text:p>2023-05-30 20:40:00</text:p>
          </table:table-cell>
          <table:table-cell office:value-type="string" office:string-value="2023-05-30 21:30:00" table:formula="of:=COM.MICROSOFT.CONCAT([.C59];[.D59];[.F59])" table:style-name="ce1">
            <text:p>2023-05-3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1 20:40:00" table:formula="of:=COM.MICROSOFT.CONCAT([.C60];[.D60];[.E60])" table:style-name="ce1">
            <text:p>2023-05-31 20:40:00</text:p>
          </table:table-cell>
          <table:table-cell office:value-type="string" office:string-value="2023-05-31 21:30:00" table:formula="of:=COM.MICROSOFT.CONCAT([.C60];[.D60];[.F60])" table:style-name="ce1">
            <text:p>2023-05-3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1 20:40:00" table:formula="of:=COM.MICROSOFT.CONCAT([.C61];[.D61];[.E61])" table:style-name="ce1">
            <text:p>2023-06-01 20:40:00</text:p>
          </table:table-cell>
          <table:table-cell office:value-type="string" office:string-value="2023-06-01 21:30:00" table:formula="of:=COM.MICROSOFT.CONCAT([.C61];[.D61];[.F61])" table:style-name="ce1">
            <text:p>2023-06-0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2 20:40:00" table:formula="of:=COM.MICROSOFT.CONCAT([.C62];[.D62];[.E62])" table:style-name="ce1">
            <text:p>2023-06-02 20:40:00</text:p>
          </table:table-cell>
          <table:table-cell office:value-type="string" office:string-value="2023-06-02 21:30:00" table:formula="of:=COM.MICROSOFT.CONCAT([.C62];[.D62];[.F62])" table:style-name="ce1">
            <text:p>2023-06-02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3 20:40:00" table:formula="of:=COM.MICROSOFT.CONCAT([.C63];[.D63];[.E63])" table:style-name="ce1">
            <text:p>2023-06-03 20:40:00</text:p>
          </table:table-cell>
          <table:table-cell office:value-type="string" office:string-value="2023-06-03 21:30:00" table:formula="of:=COM.MICROSOFT.CONCAT([.C63];[.D63];[.F63])" table:style-name="ce1">
            <text:p>2023-06-03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4 20:40:00" table:formula="of:=COM.MICROSOFT.CONCAT([.C64];[.D64];[.E64])" table:style-name="ce1">
            <text:p>2023-06-04 20:40:00</text:p>
          </table:table-cell>
          <table:table-cell office:value-type="string" office:string-value="2023-06-04 21:30:00" table:formula="of:=COM.MICROSOFT.CONCAT([.C64];[.D64];[.F64])" table:style-name="ce1">
            <text:p>2023-06-04 21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27 09:00:00" table:formula="of:=COM.MICROSOFT.CONCAT([.C65];[.D65];[.E65])" table:style-name="ce1">
            <text:p>2023-05-27 09:00:00</text:p>
          </table:table-cell>
          <table:table-cell office:value-type="string" office:string-value="2023-05-27 11:00:00" table:formula="of:=COM.MICROSOFT.CONCAT([.C65];[.D65];[.F65])" table:style-name="ce1">
            <text:p>2023-05-27 11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27 11:00:00" table:formula="of:=COM.MICROSOFT.CONCAT([.C66];[.D66];[.E66])" table:style-name="ce1">
            <text:p>2023-05-27 11:00:00</text:p>
          </table:table-cell>
          <table:table-cell office:value-type="string" office:string-value="2023-05-27 12:00:00" table:formula="of:=COM.MICROSOFT.CONCAT([.C66];[.D66];[.F66])" table:style-name="ce1">
            <text:p>2023-05-27 12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El reventonazo de la chola</text:p>
          </table:table-cell>
          <table:table-cell office:value-type="string" table:style-name="ce6">
            <text:p>AMERICA TELEVISION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19:00:00</text:p>
          </table:table-cell>
          <table:table-cell office:value-type="string" table:style-name="ce7">
            <text:p>21:00:00</text:p>
          </table:table-cell>
          <table:table-cell office:value-type="string" office:string-value="2023-05-27 19:00:00" table:formula="of:=COM.MICROSOFT.CONCAT([.C67];[.D67];[.E67])" table:style-name="ce6">
            <text:p>2023-05-27 19:00:00</text:p>
          </table:table-cell>
          <table:table-cell office:value-type="string" office:string-value="2023-05-27 21:00:00" table:formula="of:=COM.MICROSOFT.CONCAT([.C67];[.D67];[.F67])" table:style-name="ce6">
            <text:p>2023-05-27 21:0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5-27 20:30:00" table:formula="of:=COM.MICROSOFT.CONCAT([.C68];[.D68];[.E68])" table:style-name="ce1">
            <text:p>2023-05-27 20:30:00</text:p>
          </table:table-cell>
          <table:table-cell office:value-type="string" office:string-value="2023-05-27 23:00:00" table:formula="of:=COM.MICROSOFT.CONCAT([.C68];[.D68];[.F68])" table:style-name="ce1">
            <text:p>2023-05-27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l gran chef 22:30 a 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27 22:30:00" table:formula="of:=COM.MICROSOFT.CONCAT([.C69];[.D69];[.E69])" table:style-name="ce1">
            <text:p>2023-05-27 22:30:00</text:p>
          </table:table-cell>
          <table:table-cell office:value-type="string" office:string-value="2023-05-27 23:59:00" table:formula="of:=COM.MICROSOFT.CONCAT([.C69];[.D69];[.F69])" table:style-name="ce1">
            <text:p>2023-05-27 23:59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ujeres de la PM <text:s/>22 a 23:30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7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22:00:00</text:p>
          </table:table-cell>
          <table:table-cell office:value-type="string" table:style-name="ce7">
            <text:p>23:30:00</text:p>
          </table:table-cell>
          <table:table-cell office:value-type="string" office:string-value="2023-05-27 22:00:00" table:formula="of:=COM.MICROSOFT.CONCAT([.C70];[.D70];[.E70])" table:style-name="ce6">
            <text:p>2023-05-27 22:00:00</text:p>
          </table:table-cell>
          <table:table-cell office:value-type="string" office:string-value="2023-05-27 23:30:00" table:formula="of:=COM.MICROSOFT.CONCAT([.C70];[.D70];[.F70])" table:style-name="ce6">
            <text:p>2023-05-27 23:3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8 20:00:00" table:formula="of:=COM.MICROSOFT.CONCAT([.C71];[.D71];[.E71])" table:style-name="ce1">
            <text:p>2023-05-28 20:00:00</text:p>
          </table:table-cell>
          <table:table-cell office:value-type="string" office:string-value="2023-05-28 22:00:00" table:formula="of:=COM.MICROSOFT.CONCAT([.C71];[.D71];[.F71])" table:style-name="ce1">
            <text:p>2023-05-28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8 20:00:00" table:formula="of:=COM.MICROSOFT.CONCAT([.C72];[.D72];[.E72])" table:style-name="ce1">
            <text:p>2023-05-28 20:00:00</text:p>
          </table:table-cell>
          <table:table-cell office:value-type="string" office:string-value="2023-05-28 22:00:00" table:formula="of:=COM.MICROSOFT.CONCAT([.C72];[.D72];[.F72])" table:style-name="ce1">
            <text:p>2023-05-28 22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norama de 19:50 a 22 pm</text:p>
          </table:table-cell>
          <table:table-cell office:value-type="string" table:style-name="ce6">
            <text:p>PANAMERICANA TELEVISION HD</text:p>
          </table:table-cell>
          <table:table-cell office:value-type="string" table:style-name="ce2">
            <text:p>2023-05-28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19:50:00</text:p>
          </table:table-cell>
          <table:table-cell office:value-type="string" table:style-name="ce7">
            <text:p>22:00:00</text:p>
          </table:table-cell>
          <table:table-cell office:value-type="string" office:string-value="2023-05-28 19:50:00" table:formula="of:=COM.MICROSOFT.CONCAT([.C73];[.D73];[.E73])" table:style-name="ce6">
            <text:p>2023-05-28 19:50:00</text:p>
          </table:table-cell>
          <table:table-cell office:value-type="string" office:string-value="2023-05-28 22:00:00" table:formula="of:=COM.MICROSOFT.CONCAT([.C73];[.D73];[.F73])" table:style-name="ce6">
            <text:p>2023-05-28 22:0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5-28 21:30:00" table:formula="of:=COM.MICROSOFT.CONCAT([.C74];[.D74];[.E74])" table:style-name="ce1">
            <text:p>2023-05-28 21:30:00</text:p>
          </table:table-cell>
          <table:table-cell office:value-type="string" office:string-value="2023-05-28 23:00:00" table:formula="of:=COM.MICROSOFT.CONCAT([.C74];[.D74];[.F74])" table:style-name="ce1">
            <text:p>2023-05-28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canales" table:style-name="ta3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8">
            <text:p>M DEPORTES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2];[.D2];[.E2])" table:style-name="ce1">
            <text:p>2023-05-29 00:00:00</text:p>
          </table:table-cell>
          <table:table-cell office:value-type="string" office:string-value="2023-05-29 23:59:59" table:formula="of:=COM.MICROSOFT.CONCAT([.C2];[.D2];[.F2])" table:style-name="ce1">
            <text:p>2023-05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];[.D3];[.E3])" table:style-name="ce1">
            <text:p>2023-05-30 00:00:00</text:p>
          </table:table-cell>
          <table:table-cell office:value-type="string" office:string-value="2023-05-30 23:59:59" table:formula="of:=COM.MICROSOFT.CONCAT([.C3];[.D3];[.F3])" table:style-name="ce1">
            <text:p>2023-05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4];[.D4];[.E4])" table:style-name="ce1">
            <text:p>2023-05-31 00:00:00</text:p>
          </table:table-cell>
          <table:table-cell office:value-type="string" office:string-value="2023-05-31 23:59:59" table:formula="of:=COM.MICROSOFT.CONCAT([.C4];[.D4];[.F4])" table:style-name="ce1">
            <text:p>2023-05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5];[.D5];[.E5])" table:style-name="ce1">
            <text:p>2023-06-01 00:00:00</text:p>
          </table:table-cell>
          <table:table-cell office:value-type="string" office:string-value="2023-06-01 23:59:59" table:formula="of:=COM.MICROSOFT.CONCAT([.C5];[.D5];[.F5])" table:style-name="ce1">
            <text:p>2023-06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];[.D6];[.E6])" table:style-name="ce1">
            <text:p>2023-06-02 00:00:00</text:p>
          </table:table-cell>
          <table:table-cell office:value-type="string" office:string-value="2023-06-02 23:59:59" table:formula="of:=COM.MICROSOFT.CONCAT([.C6];[.D6];[.F6])" table:style-name="ce1">
            <text:p>2023-06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7];[.D7];[.E7])" table:style-name="ce1">
            <text:p>2023-06-03 00:00:00</text:p>
          </table:table-cell>
          <table:table-cell office:value-type="string" office:string-value="2023-06-03 23:59:59" table:formula="of:=COM.MICROSOFT.CONCAT([.C7];[.D7];[.F7])" table:style-name="ce1">
            <text:p>2023-06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8];[.D8];[.E8])" table:style-name="ce1">
            <text:p>2023-06-04 00:00:00</text:p>
          </table:table-cell>
          <table:table-cell office:value-type="string" office:string-value="2023-06-04 23:59:59" table:formula="of:=COM.MICROSOFT.CONCAT([.C8];[.D8];[.F8])" table:style-name="ce1">
            <text:p>2023-06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9];[.D9];[.E9])" table:style-name="ce1">
            <text:p>2023-05-29 00:00:00</text:p>
          </table:table-cell>
          <table:table-cell office:value-type="string" office:string-value="2023-05-29 23:59:59" table:formula="of:=COM.MICROSOFT.CONCAT([.C9];[.D9];[.F9])" table:style-name="ce1">
            <text:p>2023-05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10];[.D10];[.E10])" table:style-name="ce1">
            <text:p>2023-05-30 00:00:00</text:p>
          </table:table-cell>
          <table:table-cell office:value-type="string" office:string-value="2023-05-30 23:59:59" table:formula="of:=COM.MICROSOFT.CONCAT([.C10];[.D10];[.F10])" table:style-name="ce1">
            <text:p>2023-05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11];[.D11];[.E11])" table:style-name="ce1">
            <text:p>2023-05-31 00:00:00</text:p>
          </table:table-cell>
          <table:table-cell office:value-type="string" office:string-value="2023-05-31 23:59:59" table:formula="of:=COM.MICROSOFT.CONCAT([.C11];[.D11];[.F11])" table:style-name="ce1">
            <text:p>2023-05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12];[.D12];[.E12])" table:style-name="ce1">
            <text:p>2023-06-01 00:00:00</text:p>
          </table:table-cell>
          <table:table-cell office:value-type="string" office:string-value="2023-06-01 23:59:59" table:formula="of:=COM.MICROSOFT.CONCAT([.C12];[.D12];[.F12])" table:style-name="ce1">
            <text:p>2023-06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13];[.D13];[.E13])" table:style-name="ce1">
            <text:p>2023-06-02 00:00:00</text:p>
          </table:table-cell>
          <table:table-cell office:value-type="string" office:string-value="2023-06-02 23:59:59" table:formula="of:=COM.MICROSOFT.CONCAT([.C13];[.D13];[.F13])" table:style-name="ce1">
            <text:p>2023-06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14];[.D14];[.E14])" table:style-name="ce1">
            <text:p>2023-06-03 00:00:00</text:p>
          </table:table-cell>
          <table:table-cell office:value-type="string" office:string-value="2023-06-03 23:59:59" table:formula="of:=COM.MICROSOFT.CONCAT([.C14];[.D14];[.F14])" table:style-name="ce1">
            <text:p>2023-06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15];[.D15];[.E15])" table:style-name="ce1">
            <text:p>2023-06-04 00:00:00</text:p>
          </table:table-cell>
          <table:table-cell office:value-type="string" office:string-value="2023-06-04 23:59:59" table:formula="of:=COM.MICROSOFT.CONCAT([.C15];[.D15];[.F15])" table:style-name="ce1">
            <text:p>2023-06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ESP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16];[.D16];[.E16])" table:style-name="ce1">
            <text:p>2023-05-29 00:00:00</text:p>
          </table:table-cell>
          <table:table-cell office:value-type="string" office:string-value="2023-05-29 23:59:59" table:formula="of:=COM.MICROSOFT.CONCAT([.C16];[.D16];[.F16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17];[.D17];[.E17])" table:style-name="ce1">
            <text:p>2023-05-30 00:00:00</text:p>
          </table:table-cell>
          <table:table-cell office:value-type="string" office:string-value="2023-05-30 23:59:59" table:formula="of:=COM.MICROSOFT.CONCAT([.C17];[.D17];[.F17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18];[.D18];[.E18])" table:style-name="ce1">
            <text:p>2023-05-31 00:00:00</text:p>
          </table:table-cell>
          <table:table-cell office:value-type="string" office:string-value="2023-05-31 23:59:59" table:formula="of:=COM.MICROSOFT.CONCAT([.C18];[.D18];[.F18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19];[.D19];[.E19])" table:style-name="ce1">
            <text:p>2023-06-01 00:00:00</text:p>
          </table:table-cell>
          <table:table-cell office:value-type="string" office:string-value="2023-06-01 23:59:59" table:formula="of:=COM.MICROSOFT.CONCAT([.C19];[.D19];[.F19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20];[.D20];[.E20])" table:style-name="ce1">
            <text:p>2023-06-02 00:00:00</text:p>
          </table:table-cell>
          <table:table-cell office:value-type="string" office:string-value="2023-06-02 23:59:59" table:formula="of:=COM.MICROSOFT.CONCAT([.C20];[.D20];[.F20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21];[.D21];[.E21])" table:style-name="ce1">
            <text:p>2023-06-03 00:00:00</text:p>
          </table:table-cell>
          <table:table-cell office:value-type="string" office:string-value="2023-06-03 23:59:59" table:formula="of:=COM.MICROSOFT.CONCAT([.C21];[.D21];[.F21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22];[.D22];[.E22])" table:style-name="ce1">
            <text:p>2023-06-04 00:00:00</text:p>
          </table:table-cell>
          <table:table-cell office:value-type="string" office:string-value="2023-06-04 23:59:59" table:formula="of:=COM.MICROSOFT.CONCAT([.C22];[.D22];[.F22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23];[.D23];[.E23])" table:style-name="ce1">
            <text:p>2023-05-29 00:00:00</text:p>
          </table:table-cell>
          <table:table-cell office:value-type="string" office:string-value="2023-05-29 23:59:59" table:formula="of:=COM.MICROSOFT.CONCAT([.C23];[.D23];[.F23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24];[.D24];[.E24])" table:style-name="ce1">
            <text:p>2023-05-30 00:00:00</text:p>
          </table:table-cell>
          <table:table-cell office:value-type="string" office:string-value="2023-05-30 23:59:59" table:formula="of:=COM.MICROSOFT.CONCAT([.C24];[.D24];[.F24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25];[.D25];[.E25])" table:style-name="ce1">
            <text:p>2023-05-31 00:00:00</text:p>
          </table:table-cell>
          <table:table-cell office:value-type="string" office:string-value="2023-05-31 23:59:59" table:formula="of:=COM.MICROSOFT.CONCAT([.C25];[.D25];[.F25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26];[.D26];[.E26])" table:style-name="ce1">
            <text:p>2023-06-01 00:00:00</text:p>
          </table:table-cell>
          <table:table-cell office:value-type="string" office:string-value="2023-06-01 23:59:59" table:formula="of:=COM.MICROSOFT.CONCAT([.C26];[.D26];[.F26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27];[.D27];[.E27])" table:style-name="ce1">
            <text:p>2023-06-02 00:00:00</text:p>
          </table:table-cell>
          <table:table-cell office:value-type="string" office:string-value="2023-06-02 23:59:59" table:formula="of:=COM.MICROSOFT.CONCAT([.C27];[.D27];[.F27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28];[.D28];[.E28])" table:style-name="ce1">
            <text:p>2023-06-03 00:00:00</text:p>
          </table:table-cell>
          <table:table-cell office:value-type="string" office:string-value="2023-06-03 23:59:59" table:formula="of:=COM.MICROSOFT.CONCAT([.C28];[.D28];[.F28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29];[.D29];[.E29])" table:style-name="ce1">
            <text:p>2023-06-04 00:00:00</text:p>
          </table:table-cell>
          <table:table-cell office:value-type="string" office:string-value="2023-06-04 23:59:59" table:formula="of:=COM.MICROSOFT.CONCAT([.C29];[.D29];[.F29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30];[.D30];[.E30])" table:style-name="ce1">
            <text:p>2023-05-29 00:00:00</text:p>
          </table:table-cell>
          <table:table-cell office:value-type="string" office:string-value="2023-05-29 23:59:59" table:formula="of:=COM.MICROSOFT.CONCAT([.C30];[.D30];[.F30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1];[.D31];[.E31])" table:style-name="ce1">
            <text:p>2023-05-30 00:00:00</text:p>
          </table:table-cell>
          <table:table-cell office:value-type="string" office:string-value="2023-05-30 23:59:59" table:formula="of:=COM.MICROSOFT.CONCAT([.C31];[.D31];[.F31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32];[.D32];[.E32])" table:style-name="ce1">
            <text:p>2023-05-31 00:00:00</text:p>
          </table:table-cell>
          <table:table-cell office:value-type="string" office:string-value="2023-05-31 23:59:59" table:formula="of:=COM.MICROSOFT.CONCAT([.C32];[.D32];[.F32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33];[.D33];[.E33])" table:style-name="ce1">
            <text:p>2023-06-01 00:00:00</text:p>
          </table:table-cell>
          <table:table-cell office:value-type="string" office:string-value="2023-06-01 23:59:59" table:formula="of:=COM.MICROSOFT.CONCAT([.C33];[.D33];[.F33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34];[.D34];[.E34])" table:style-name="ce1">
            <text:p>2023-06-02 00:00:00</text:p>
          </table:table-cell>
          <table:table-cell office:value-type="string" office:string-value="2023-06-02 23:59:59" table:formula="of:=COM.MICROSOFT.CONCAT([.C34];[.D34];[.F34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35];[.D35];[.E35])" table:style-name="ce1">
            <text:p>2023-06-03 00:00:00</text:p>
          </table:table-cell>
          <table:table-cell office:value-type="string" office:string-value="2023-06-03 23:59:59" table:formula="of:=COM.MICROSOFT.CONCAT([.C35];[.D35];[.F35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36];[.D36];[.E36])" table:style-name="ce1">
            <text:p>2023-06-04 00:00:00</text:p>
          </table:table-cell>
          <table:table-cell office:value-type="string" office:string-value="2023-06-04 23:59:59" table:formula="of:=COM.MICROSOFT.CONCAT([.C36];[.D36];[.F36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37];[.D37];[.E37])" table:style-name="ce1">
            <text:p>2023-05-29 00:00:00</text:p>
          </table:table-cell>
          <table:table-cell office:value-type="string" office:string-value="2023-05-29 23:59:59" table:formula="of:=COM.MICROSOFT.CONCAT([.C37];[.D37];[.F37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8];[.D38];[.E38])" table:style-name="ce1">
            <text:p>2023-05-30 00:00:00</text:p>
          </table:table-cell>
          <table:table-cell office:value-type="string" office:string-value="2023-05-30 23:59:59" table:formula="of:=COM.MICROSOFT.CONCAT([.C38];[.D38];[.F38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39];[.D39];[.E39])" table:style-name="ce1">
            <text:p>2023-05-31 00:00:00</text:p>
          </table:table-cell>
          <table:table-cell office:value-type="string" office:string-value="2023-05-31 23:59:59" table:formula="of:=COM.MICROSOFT.CONCAT([.C39];[.D39];[.F39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40];[.D40];[.E40])" table:style-name="ce1">
            <text:p>2023-06-01 00:00:00</text:p>
          </table:table-cell>
          <table:table-cell office:value-type="string" office:string-value="2023-06-01 23:59:59" table:formula="of:=COM.MICROSOFT.CONCAT([.C40];[.D40];[.F40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41];[.D41];[.E41])" table:style-name="ce1">
            <text:p>2023-06-02 00:00:00</text:p>
          </table:table-cell>
          <table:table-cell office:value-type="string" office:string-value="2023-06-02 23:59:59" table:formula="of:=COM.MICROSOFT.CONCAT([.C41];[.D41];[.F41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42];[.D42];[.E42])" table:style-name="ce1">
            <text:p>2023-06-03 00:00:00</text:p>
          </table:table-cell>
          <table:table-cell office:value-type="string" office:string-value="2023-06-03 23:59:59" table:formula="of:=COM.MICROSOFT.CONCAT([.C42];[.D42];[.F42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43];[.D43];[.E43])" table:style-name="ce1">
            <text:p>2023-06-04 00:00:00</text:p>
          </table:table-cell>
          <table:table-cell office:value-type="string" office:string-value="2023-06-04 23:59:59" table:formula="of:=COM.MICROSOFT.CONCAT([.C43];[.D43];[.F43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44];[.D44];[.E44])" table:style-name="ce1">
            <text:p>2023-05-29 00:00:00</text:p>
          </table:table-cell>
          <table:table-cell office:value-type="string" office:string-value="2023-05-29 23:59:59" table:formula="of:=COM.MICROSOFT.CONCAT([.C44];[.D44];[.F44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45];[.D45];[.E45])" table:style-name="ce1">
            <text:p>2023-05-30 00:00:00</text:p>
          </table:table-cell>
          <table:table-cell office:value-type="string" office:string-value="2023-05-30 23:59:59" table:formula="of:=COM.MICROSOFT.CONCAT([.C45];[.D45];[.F45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46];[.D46];[.E46])" table:style-name="ce1">
            <text:p>2023-05-31 00:00:00</text:p>
          </table:table-cell>
          <table:table-cell office:value-type="string" office:string-value="2023-05-31 23:59:59" table:formula="of:=COM.MICROSOFT.CONCAT([.C46];[.D46];[.F46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47];[.D47];[.E47])" table:style-name="ce1">
            <text:p>2023-06-01 00:00:00</text:p>
          </table:table-cell>
          <table:table-cell office:value-type="string" office:string-value="2023-06-01 23:59:59" table:formula="of:=COM.MICROSOFT.CONCAT([.C47];[.D47];[.F47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48];[.D48];[.E48])" table:style-name="ce1">
            <text:p>2023-06-02 00:00:00</text:p>
          </table:table-cell>
          <table:table-cell office:value-type="string" office:string-value="2023-06-02 23:59:59" table:formula="of:=COM.MICROSOFT.CONCAT([.C48];[.D48];[.F48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49];[.D49];[.E49])" table:style-name="ce1">
            <text:p>2023-06-03 00:00:00</text:p>
          </table:table-cell>
          <table:table-cell office:value-type="string" office:string-value="2023-06-03 23:59:59" table:formula="of:=COM.MICROSOFT.CONCAT([.C49];[.D49];[.F49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50];[.D50];[.E50])" table:style-name="ce1">
            <text:p>2023-06-04 00:00:00</text:p>
          </table:table-cell>
          <table:table-cell office:value-type="string" office:string-value="2023-06-04 23:59:59" table:formula="of:=COM.MICROSOFT.CONCAT([.C50];[.D50];[.F50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51];[.D51];[.E51])" table:style-name="ce1">
            <text:p>2023-05-29 00:00:00</text:p>
          </table:table-cell>
          <table:table-cell office:value-type="string" office:string-value="2023-05-29 23:59:59" table:formula="of:=COM.MICROSOFT.CONCAT([.C51];[.D51];[.F51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52];[.D52];[.E52])" table:style-name="ce1">
            <text:p>2023-05-30 00:00:00</text:p>
          </table:table-cell>
          <table:table-cell office:value-type="string" office:string-value="2023-05-30 23:59:59" table:formula="of:=COM.MICROSOFT.CONCAT([.C52];[.D52];[.F52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53];[.D53];[.E53])" table:style-name="ce1">
            <text:p>2023-05-31 00:00:00</text:p>
          </table:table-cell>
          <table:table-cell office:value-type="string" office:string-value="2023-05-31 23:59:59" table:formula="of:=COM.MICROSOFT.CONCAT([.C53];[.D53];[.F53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54];[.D54];[.E54])" table:style-name="ce1">
            <text:p>2023-06-01 00:00:00</text:p>
          </table:table-cell>
          <table:table-cell office:value-type="string" office:string-value="2023-06-01 23:59:59" table:formula="of:=COM.MICROSOFT.CONCAT([.C54];[.D54];[.F54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55];[.D55];[.E55])" table:style-name="ce1">
            <text:p>2023-06-02 00:00:00</text:p>
          </table:table-cell>
          <table:table-cell office:value-type="string" office:string-value="2023-06-02 23:59:59" table:formula="of:=COM.MICROSOFT.CONCAT([.C55];[.D55];[.F55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56];[.D56];[.E56])" table:style-name="ce1">
            <text:p>2023-06-03 00:00:00</text:p>
          </table:table-cell>
          <table:table-cell office:value-type="string" office:string-value="2023-06-03 23:59:59" table:formula="of:=COM.MICROSOFT.CONCAT([.C56];[.D56];[.F56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57];[.D57];[.E57])" table:style-name="ce1">
            <text:p>2023-06-04 00:00:00</text:p>
          </table:table-cell>
          <table:table-cell office:value-type="string" office:string-value="2023-06-04 23:59:59" table:formula="of:=COM.MICROSOFT.CONCAT([.C57];[.D57];[.F57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58];[.D58];[.E58])" table:style-name="ce1">
            <text:p>2023-05-29 00:00:00</text:p>
          </table:table-cell>
          <table:table-cell office:value-type="string" office:string-value="2023-05-29 23:59:59" table:formula="of:=COM.MICROSOFT.CONCAT([.C58];[.D58];[.F58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59];[.D59];[.E59])" table:style-name="ce1">
            <text:p>2023-05-30 00:00:00</text:p>
          </table:table-cell>
          <table:table-cell office:value-type="string" office:string-value="2023-05-30 23:59:59" table:formula="of:=COM.MICROSOFT.CONCAT([.C59];[.D59];[.F59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60];[.D60];[.E60])" table:style-name="ce1">
            <text:p>2023-05-31 00:00:00</text:p>
          </table:table-cell>
          <table:table-cell office:value-type="string" office:string-value="2023-05-31 23:59:59" table:formula="of:=COM.MICROSOFT.CONCAT([.C60];[.D60];[.F60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61];[.D61];[.E61])" table:style-name="ce1">
            <text:p>2023-06-01 00:00:00</text:p>
          </table:table-cell>
          <table:table-cell office:value-type="string" office:string-value="2023-06-01 23:59:59" table:formula="of:=COM.MICROSOFT.CONCAT([.C61];[.D61];[.F61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2];[.D62];[.E62])" table:style-name="ce1">
            <text:p>2023-06-02 00:00:00</text:p>
          </table:table-cell>
          <table:table-cell office:value-type="string" office:string-value="2023-06-02 23:59:59" table:formula="of:=COM.MICROSOFT.CONCAT([.C62];[.D62];[.F62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63];[.D63];[.E63])" table:style-name="ce1">
            <text:p>2023-06-03 00:00:00</text:p>
          </table:table-cell>
          <table:table-cell office:value-type="string" office:string-value="2023-06-03 23:59:59" table:formula="of:=COM.MICROSOFT.CONCAT([.C63];[.D63];[.F63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64];[.D64];[.E64])" table:style-name="ce1">
            <text:p>2023-06-04 00:00:00</text:p>
          </table:table-cell>
          <table:table-cell office:value-type="string" office:string-value="2023-06-04 23:59:59" table:formula="of:=COM.MICROSOFT.CONCAT([.C64];[.D64];[.F64])" table:style-name="ce1">
            <text:p>2023-06-0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65];[.D65];[.E65])" table:style-name="ce1">
            <text:p>2023-05-29 00:00:00</text:p>
          </table:table-cell>
          <table:table-cell office:value-type="string" office:string-value="2023-05-29 23:59:59" table:formula="of:=COM.MICROSOFT.CONCAT([.C65];[.D65];[.F65])" table:style-name="ce1">
            <text:p>2023-05-2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66];[.D66];[.E66])" table:style-name="ce1">
            <text:p>2023-05-30 00:00:00</text:p>
          </table:table-cell>
          <table:table-cell office:value-type="string" office:string-value="2023-05-30 23:59:59" table:formula="of:=COM.MICROSOFT.CONCAT([.C66];[.D66];[.F66])" table:style-name="ce1">
            <text:p>2023-05-3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67];[.D67];[.E67])" table:style-name="ce1">
            <text:p>2023-05-31 00:00:00</text:p>
          </table:table-cell>
          <table:table-cell office:value-type="string" office:string-value="2023-05-31 23:59:59" table:formula="of:=COM.MICROSOFT.CONCAT([.C67];[.D67];[.F67])" table:style-name="ce1">
            <text:p>2023-05-3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68];[.D68];[.E68])" table:style-name="ce1">
            <text:p>2023-06-01 00:00:00</text:p>
          </table:table-cell>
          <table:table-cell office:value-type="string" office:string-value="2023-06-01 23:59:59" table:formula="of:=COM.MICROSOFT.CONCAT([.C68];[.D68];[.F68])" table:style-name="ce1">
            <text:p>2023-06-0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9];[.D69];[.E69])" table:style-name="ce1">
            <text:p>2023-06-02 00:00:00</text:p>
          </table:table-cell>
          <table:table-cell office:value-type="string" office:string-value="2023-06-02 23:59:59" table:formula="of:=COM.MICROSOFT.CONCAT([.C69];[.D69];[.F69])" table:style-name="ce1">
            <text:p>2023-06-0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70];[.D70];[.E70])" table:style-name="ce1">
            <text:p>2023-06-03 00:00:00</text:p>
          </table:table-cell>
          <table:table-cell office:value-type="string" office:string-value="2023-06-03 23:59:59" table:formula="of:=COM.MICROSOFT.CONCAT([.C70];[.D70];[.F70])" table:style-name="ce1">
            <text:p>2023-06-0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71];[.D71];[.E71])" table:style-name="ce1">
            <text:p>2023-06-04 00:00:00</text:p>
          </table:table-cell>
          <table:table-cell office:value-type="string" office:string-value="2023-06-04 23:59:59" table:formula="of:=COM.MICROSOFT.CONCAT([.C71];[.D71];[.F71])" table:style-name="ce1">
            <text:p>2023-06-04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destacados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ianza Lima vs Liberta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23  21:00:00" table:formula="of:=COM.MICROSOFT.CONCAT([.C2];[.D2];[.E2])" table:style-name="ce1">
            <text:p>2023-05-23 <text:s/>21:00:00</text:p>
          </table:table-cell>
          <table:table-cell office:value-type="string" office:string-value="2023-05-23  23:00:00" table:formula="of:=COM.MICROSOFT.CONCAT([.C2];[.D2];[.F2])" table:style-name="ce1">
            <text:p>2023-05-2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oias vs Universitario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23  17:00:00" table:formula="of:=COM.MICROSOFT.CONCAT([.C3];[.D3];[.E3])" table:style-name="ce1">
            <text:p>2023-05-23 <text:s/>17:00:00</text:p>
          </table:table-cell>
          <table:table-cell office:value-type="string" office:string-value="2023-05-23  19:00:00" table:formula="of:=COM.MICROSOFT.CONCAT([.C3];[.D3];[.F3])" table:style-name="ce1">
            <text:p>2023-05-23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lgar vs Atlético Nacional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24  21:00:00" table:formula="of:=COM.MICROSOFT.CONCAT([.C4];[.D4];[.E4])" table:style-name="ce1">
            <text:p>2023-05-24 <text:s/>21:00:00</text:p>
          </table:table-cell>
          <table:table-cell office:value-type="string" office:string-value="2023-05-24  23:00:00" table:formula="of:=COM.MICROSOFT.CONCAT([.C4];[.D4];[.F4])" table:style-name="ce1">
            <text:p>2023-05-2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orentina vs Inter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24  14:00:00" table:formula="of:=COM.MICROSOFT.CONCAT([.C5];[.D5];[.E5])" table:style-name="ce1">
            <text:p>2023-05-24 <text:s/>14:00:00</text:p>
          </table:table-cell>
          <table:table-cell office:value-type="string" office:string-value="2023-05-24  16:00:00" table:formula="of:=COM.MICROSOFT.CONCAT([.C5];[.D5];[.F5])" table:style-name="ce1">
            <text:p>2023-05-2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 Pereira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24  19:00:00" table:formula="of:=COM.MICROSOFT.CONCAT([.C6];[.D6];[.E6])" table:style-name="ce1">
            <text:p>2023-05-24 <text:s/>19:00:00</text:p>
          </table:table-cell>
          <table:table-cell office:value-type="string" office:string-value="2023-05-24  21:00:00" table:formula="of:=COM.MICROSOFT.CONCAT([.C6];[.D6];[.F6])" table:style-name="ce1">
            <text:p>2023-05-24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.Cristal vs River Plate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25  19:00:00" table:formula="of:=COM.MICROSOFT.CONCAT([.C7];[.D7];[.E7])" table:style-name="ce1">
            <text:p>2023-05-25 <text:s/>19:00:00</text:p>
          </table:table-cell>
          <table:table-cell office:value-type="string" office:string-value="2023-05-25  21:00:00" table:formula="of:=COM.MICROSOFT.CONCAT([.C7];[.D7];[.F7])" table:style-name="ce1">
            <text:p>2023-05-25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CV vs Botafogo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25  19:00:00" table:formula="of:=COM.MICROSOFT.CONCAT([.C8];[.D8];[.E8])" table:style-name="ce1">
            <text:p>2023-05-25 <text:s/>19:00:00</text:p>
          </table:table-cell>
          <table:table-cell office:value-type="string" office:string-value="2023-05-25  21:00:00" table:formula="of:=COM.MICROSOFT.CONCAT([.C8];[.D8];[.F8])" table:style-name="ce1">
            <text:p>2023-05-25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.United vs Chelse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25  14:00:00" table:formula="of:=COM.MICROSOFT.CONCAT([.C9];[.D9];[.E9])" table:style-name="ce1">
            <text:p>2023-05-25 <text:s/>14:00:00</text:p>
          </table:table-cell>
          <table:table-cell office:value-type="string" office:string-value="2023-05-25  16:00:00" table:formula="of:=COM.MICROSOFT.CONCAT([.C9];[.D9];[.F9])" table:style-name="ce1">
            <text:p>2023-05-25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villa vs Real Madri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3-05-27  12:00:00" table:formula="of:=COM.MICROSOFT.CONCAT([.C10];[.D10];[.E10])" table:style-name="ce1">
            <text:p>2023-05-27 <text:s/>12:00:00</text:p>
          </table:table-cell>
          <table:table-cell office:value-type="string" office:string-value="2023-05-27  14:00:00" table:formula="of:=COM.MICROSOFT.CONCAT([.C10];[.D10];[.F10])" table:style-name="ce1">
            <text:p>2023-05-27 <text:s/>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 vs Atalanta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5:00</text:p>
          </table:table-cell>
          <table:table-cell office:value-type="string" table:style-name="ce2">
            <text:p>15:45:00</text:p>
          </table:table-cell>
          <table:table-cell office:value-type="string" office:string-value="2023-05-27  13:45:00" table:formula="of:=COM.MICROSOFT.CONCAT([.C11];[.D11];[.E11])" table:style-name="ce1">
            <text:p>2023-05-27 <text:s/>13:45:00</text:p>
          </table:table-cell>
          <table:table-cell office:value-type="string" office:string-value="2023-05-27  15:45:00" table:formula="of:=COM.MICROSOFT.CONCAT([.C11];[.D11];[.F11])" table:style-name="ce1">
            <text:p>2023-05-27 <text:s/>15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ntford vs Manchester City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30:00</text:p>
          </table:table-cell>
          <table:table-cell office:value-type="string" table:style-name="ce2">
            <text:p>12:30:00</text:p>
          </table:table-cell>
          <table:table-cell office:value-type="string" office:string-value="2023-05-28  10:30:00" table:formula="of:=COM.MICROSOFT.CONCAT([.C12];[.D12];[.E12])" table:style-name="ce1">
            <text:p>2023-05-28 <text:s/>10:30:00</text:p>
          </table:table-cell>
          <table:table-cell office:value-type="string" office:string-value="2023-05-28  12:30:00" table:formula="of:=COM.MICROSOFT.CONCAT([.C12];[.D12];[.F12])" table:style-name="ce1">
            <text:p>2023-05-28 <text:s/>1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United vs Fulham</text:p>
          </table:table-cell>
          <table:table-cell office:value-type="string" table:style-name="ce1">
            <text:p>ESPN EXTRA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30:00</text:p>
          </table:table-cell>
          <table:table-cell office:value-type="string" table:style-name="ce2">
            <text:p>12:30:00</text:p>
          </table:table-cell>
          <table:table-cell office:value-type="string" office:string-value="2023-05-28  10:30:00" table:formula="of:=COM.MICROSOFT.CONCAT([.C13];[.D13];[.E13])" table:style-name="ce1">
            <text:p>2023-05-28 <text:s/>10:30:00</text:p>
          </table:table-cell>
          <table:table-cell office:value-type="string" office:string-value="2023-05-28  12:30:00" table:formula="of:=COM.MICROSOFT.CONCAT([.C13];[.D13];[.F13])" table:style-name="ce1">
            <text:p>2023-05-28 <text:s/>1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Melgar<text:s/>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5-28  20:30:00" table:formula="of:=COM.MICROSOFT.CONCAT([.C14];[.D14];[.E14])" table:style-name="ce1">
            <text:p>2023-05-28 <text:s/>20:30:00</text:p>
          </table:table-cell>
          <table:table-cell office:value-type="string" office:string-value="2023-05-28  22:30:00" table:formula="of:=COM.MICROSOFT.CONCAT([.C14];[.D14];[.F14])" table:style-name="ce1">
            <text:p>2023-05-2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5-22  5:00:00" table:formula="of:=COM.MICROSOFT.CONCAT([.C15];[.D15];[.E15])" table:style-name="ce1">
            <text:p>2023-05-22 <text:s/>5:00:00</text:p>
          </table:table-cell>
          <table:table-cell office:value-type="string" office:string-value="2023-05-22  9:30:00" table:formula="of:=COM.MICROSOFT.CONCAT([.C15];[.D15];[.F15])" table:style-name="ce1">
            <text:p>2023-05-22 <text:s/>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2  20:40:00" table:formula="of:=COM.MICROSOFT.CONCAT([.C16];[.D16];[.E16])" table:style-name="ce1">
            <text:p>2023-05-22 <text:s/>20:40:00</text:p>
          </table:table-cell>
          <table:table-cell office:value-type="string" office:string-value="2023-05-22  21:30:00" table:formula="of:=COM.MICROSOFT.CONCAT([.C16];[.D16];[.F16])" table:style-name="ce1">
            <text:p>2023-05-2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3  20:40:00" table:formula="of:=COM.MICROSOFT.CONCAT([.C17];[.D17];[.E17])" table:style-name="ce1">
            <text:p>2023-05-23 <text:s/>20:40:00</text:p>
          </table:table-cell>
          <table:table-cell office:value-type="string" office:string-value="2023-05-23  21:30:00" table:formula="of:=COM.MICROSOFT.CONCAT([.C17];[.D17];[.F17])" table:style-name="ce1">
            <text:p>2023-05-2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4  20:40:00" table:formula="of:=COM.MICROSOFT.CONCAT([.C18];[.D18];[.E18])" table:style-name="ce1">
            <text:p>2023-05-24 <text:s/>20:40:00</text:p>
          </table:table-cell>
          <table:table-cell office:value-type="string" office:string-value="2023-05-24  21:30:00" table:formula="of:=COM.MICROSOFT.CONCAT([.C18];[.D18];[.F18])" table:style-name="ce1">
            <text:p>2023-05-2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5  20:40:00" table:formula="of:=COM.MICROSOFT.CONCAT([.C19];[.D19];[.E19])" table:style-name="ce1">
            <text:p>2023-05-25 <text:s/>20:40:00</text:p>
          </table:table-cell>
          <table:table-cell office:value-type="string" office:string-value="2023-05-25  21:30:00" table:formula="of:=COM.MICROSOFT.CONCAT([.C19];[.D19];[.F19])" table:style-name="ce1">
            <text:p>2023-05-2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6  20:40:00" table:formula="of:=COM.MICROSOFT.CONCAT([.C20];[.D20];[.E20])" table:style-name="ce1">
            <text:p>2023-05-26 <text:s/>20:40:00</text:p>
          </table:table-cell>
          <table:table-cell office:value-type="string" office:string-value="2023-05-26  21:30:00" table:formula="of:=COM.MICROSOFT.CONCAT([.C20];[.D20];[.F20])" table:style-name="ce1">
            <text:p>2023-05-2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2  20:00:00" table:formula="of:=COM.MICROSOFT.CONCAT([.C21];[.D21];[.E21])" table:style-name="ce1">
            <text:p>2023-05-22 <text:s/>20:00:00</text:p>
          </table:table-cell>
          <table:table-cell office:value-type="string" office:string-value="2023-05-22  21:30:00" table:formula="of:=COM.MICROSOFT.CONCAT([.C21];[.D21];[.F21])" table:style-name="ce1">
            <text:p>2023-05-2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3  20:00:00" table:formula="of:=COM.MICROSOFT.CONCAT([.C22];[.D22];[.E22])" table:style-name="ce1">
            <text:p>2023-05-23 <text:s/>20:00:00</text:p>
          </table:table-cell>
          <table:table-cell office:value-type="string" office:string-value="2023-05-23  21:30:00" table:formula="of:=COM.MICROSOFT.CONCAT([.C22];[.D22];[.F22])" table:style-name="ce1">
            <text:p>2023-05-2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4  20:00:00" table:formula="of:=COM.MICROSOFT.CONCAT([.C23];[.D23];[.E23])" table:style-name="ce1">
            <text:p>2023-05-24 <text:s/>20:00:00</text:p>
          </table:table-cell>
          <table:table-cell office:value-type="string" office:string-value="2023-05-24  21:30:00" table:formula="of:=COM.MICROSOFT.CONCAT([.C23];[.D23];[.F23])" table:style-name="ce1">
            <text:p>2023-05-2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5  20:00:00" table:formula="of:=COM.MICROSOFT.CONCAT([.C24];[.D24];[.E24])" table:style-name="ce1">
            <text:p>2023-05-25 <text:s/>20:00:00</text:p>
          </table:table-cell>
          <table:table-cell office:value-type="string" office:string-value="2023-05-25  21:30:00" table:formula="of:=COM.MICROSOFT.CONCAT([.C24];[.D24];[.F24])" table:style-name="ce1">
            <text:p>2023-05-2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6  20:00:00" table:formula="of:=COM.MICROSOFT.CONCAT([.C25];[.D25];[.E25])" table:style-name="ce1">
            <text:p>2023-05-26 <text:s/>20:00:00</text:p>
          </table:table-cell>
          <table:table-cell office:value-type="string" office:string-value="2023-05-26  21:30:00" table:formula="of:=COM.MICROSOFT.CONCAT([.C25];[.D25];[.F25])" table:style-name="ce1">
            <text:p>2023-05-2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2  22:00:00" table:formula="of:=COM.MICROSOFT.CONCAT([.C26];[.D26];[.E26])" table:style-name="ce1">
            <text:p>2023-05-22 <text:s/>22:00:00</text:p>
          </table:table-cell>
          <table:table-cell office:value-type="string" office:string-value="2023-05-22  23:30:00" table:formula="of:=COM.MICROSOFT.CONCAT([.C26];[.D26];[.F26])" table:style-name="ce1">
            <text:p>2023-05-22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3  22:00:00" table:formula="of:=COM.MICROSOFT.CONCAT([.C27];[.D27];[.E27])" table:style-name="ce1">
            <text:p>2023-05-23 <text:s/>22:00:00</text:p>
          </table:table-cell>
          <table:table-cell office:value-type="string" office:string-value="2023-05-23  23:30:00" table:formula="of:=COM.MICROSOFT.CONCAT([.C27];[.D27];[.F27])" table:style-name="ce1">
            <text:p>2023-05-2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4  22:00:00" table:formula="of:=COM.MICROSOFT.CONCAT([.C28];[.D28];[.E28])" table:style-name="ce1">
            <text:p>2023-05-24 <text:s/>22:00:00</text:p>
          </table:table-cell>
          <table:table-cell office:value-type="string" office:string-value="2023-05-24  23:30:00" table:formula="of:=COM.MICROSOFT.CONCAT([.C28];[.D28];[.F28])" table:style-name="ce1">
            <text:p>2023-05-24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5  22:00:00" table:formula="of:=COM.MICROSOFT.CONCAT([.C29];[.D29];[.E29])" table:style-name="ce1">
            <text:p>2023-05-25 <text:s/>22:00:00</text:p>
          </table:table-cell>
          <table:table-cell office:value-type="string" office:string-value="2023-05-25  23:30:00" table:formula="of:=COM.MICROSOFT.CONCAT([.C29];[.D29];[.F29])" table:style-name="ce1">
            <text:p>2023-05-25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6  22:00:00" table:formula="of:=COM.MICROSOFT.CONCAT([.C30];[.D30];[.E30])" table:style-name="ce1">
            <text:p>2023-05-26 <text:s/>22:00:00</text:p>
          </table:table-cell>
          <table:table-cell office:value-type="string" office:string-value="2023-05-26  23:30:00" table:formula="of:=COM.MICROSOFT.CONCAT([.C30];[.D30];[.F30])" table:style-name="ce1">
            <text:p>2023-05-2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22  14:45:00" table:formula="of:=COM.MICROSOFT.CONCAT([.C31];[.D31];[.E31])" table:style-name="ce1">
            <text:p>2023-05-22 <text:s/>14:45:00</text:p>
          </table:table-cell>
          <table:table-cell office:value-type="string" office:string-value="2023-05-22  18:00:00" table:formula="of:=COM.MICROSOFT.CONCAT([.C31];[.D31];[.F31])" table:style-name="ce1">
            <text:p>2023-05-22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23  14:45:00" table:formula="of:=COM.MICROSOFT.CONCAT([.C32];[.D32];[.E32])" table:style-name="ce1">
            <text:p>2023-05-23 <text:s/>14:45:00</text:p>
          </table:table-cell>
          <table:table-cell office:value-type="string" office:string-value="2023-05-23  18:00:00" table:formula="of:=COM.MICROSOFT.CONCAT([.C32];[.D32];[.F32])" table:style-name="ce1">
            <text:p>2023-05-23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24  14:45:00" table:formula="of:=COM.MICROSOFT.CONCAT([.C33];[.D33];[.E33])" table:style-name="ce1">
            <text:p>2023-05-24 <text:s/>14:45:00</text:p>
          </table:table-cell>
          <table:table-cell office:value-type="string" office:string-value="2023-05-24  18:00:00" table:formula="of:=COM.MICROSOFT.CONCAT([.C33];[.D33];[.F33])" table:style-name="ce1">
            <text:p>2023-05-24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25  14:45:00" table:formula="of:=COM.MICROSOFT.CONCAT([.C34];[.D34];[.E34])" table:style-name="ce1">
            <text:p>2023-05-25 <text:s/>14:45:00</text:p>
          </table:table-cell>
          <table:table-cell office:value-type="string" office:string-value="2023-05-25  18:00:00" table:formula="of:=COM.MICROSOFT.CONCAT([.C34];[.D34];[.F34])" table:style-name="ce1">
            <text:p>2023-05-25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26  14:45:00" table:formula="of:=COM.MICROSOFT.CONCAT([.C35];[.D35];[.E35])" table:style-name="ce1">
            <text:p>2023-05-26 <text:s/>14:45:00</text:p>
          </table:table-cell>
          <table:table-cell office:value-type="string" office:string-value="2023-05-26  18:00:00" table:formula="of:=COM.MICROSOFT.CONCAT([.C35];[.D35];[.F35])" table:style-name="ce1">
            <text:p>2023-05-26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22  13:30:00" table:formula="of:=COM.MICROSOFT.CONCAT([.C36];[.D36];[.E36])" table:style-name="ce1">
            <text:p>2023-05-22 <text:s/>13:30:00</text:p>
          </table:table-cell>
          <table:table-cell office:value-type="string" office:string-value="2023-05-22  15:00:00" table:formula="of:=COM.MICROSOFT.CONCAT([.C36];[.D36];[.F36])" table:style-name="ce1">
            <text:p>2023-05-22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23  13:30:00" table:formula="of:=COM.MICROSOFT.CONCAT([.C37];[.D37];[.E37])" table:style-name="ce1">
            <text:p>2023-05-23 <text:s/>13:30:00</text:p>
          </table:table-cell>
          <table:table-cell office:value-type="string" office:string-value="2023-05-23  15:00:00" table:formula="of:=COM.MICROSOFT.CONCAT([.C37];[.D37];[.F37])" table:style-name="ce1">
            <text:p>2023-05-23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24  13:30:00" table:formula="of:=COM.MICROSOFT.CONCAT([.C38];[.D38];[.E38])" table:style-name="ce1">
            <text:p>2023-05-24 <text:s/>13:30:00</text:p>
          </table:table-cell>
          <table:table-cell office:value-type="string" office:string-value="2023-05-24  15:00:00" table:formula="of:=COM.MICROSOFT.CONCAT([.C38];[.D38];[.F38])" table:style-name="ce1">
            <text:p>2023-05-24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25  13:30:00" table:formula="of:=COM.MICROSOFT.CONCAT([.C39];[.D39];[.E39])" table:style-name="ce1">
            <text:p>2023-05-25 <text:s/>13:30:00</text:p>
          </table:table-cell>
          <table:table-cell office:value-type="string" office:string-value="2023-05-25  15:00:00" table:formula="of:=COM.MICROSOFT.CONCAT([.C39];[.D39];[.F39])" table:style-name="ce1">
            <text:p>2023-05-25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26  13:30:00" table:formula="of:=COM.MICROSOFT.CONCAT([.C40];[.D40];[.E40])" table:style-name="ce1">
            <text:p>2023-05-26 <text:s/>13:30:00</text:p>
          </table:table-cell>
          <table:table-cell office:value-type="string" office:string-value="2023-05-26  15:00:00" table:formula="of:=COM.MICROSOFT.CONCAT([.C40];[.D40];[.F40])" table:style-name="ce1">
            <text:p>2023-05-26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y leyenda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6:00</text:p>
          </table:table-cell>
          <table:table-cell office:value-type="string" office:string-value="2023-05-27  22:00:00" table:formula="of:=COM.MICROSOFT.CONCAT([.C41];[.D41];[.E41])" table:style-name="ce1">
            <text:p>2023-05-27 <text:s/>22:00:00</text:p>
          </table:table-cell>
          <table:table-cell office:value-type="string" office:string-value="2023-05-27  23:56:00" table:formula="of:=COM.MICROSOFT.CONCAT([.C41];[.D41];[.F41])" table:style-name="ce1">
            <text:p>2023-05-27 <text:s/>23:56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Rey León II: El reino de Simb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45:00</text:p>
          </table:table-cell>
          <table:table-cell office:value-type="string" office:string-value="2023-05-27  18:30:00" table:formula="of:=COM.MICROSOFT.CONCAT([.C42];[.D42];[.E42])" table:style-name="ce1">
            <text:p>2023-05-27 <text:s/>18:30:00</text:p>
          </table:table-cell>
          <table:table-cell office:value-type="string" office:string-value="2023-05-27  20:45:00" table:formula="of:=COM.MICROSOFT.CONCAT([.C42];[.D42];[.F42])" table:style-name="ce1">
            <text:p>2023-05-27 <text:s/>20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guerra de los mundos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1:00</text:p>
          </table:table-cell>
          <table:table-cell office:value-type="string" office:string-value="2023-05-27  21:00:00" table:formula="of:=COM.MICROSOFT.CONCAT([.C43];[.D43];[.E43])" table:style-name="ce1">
            <text:p>2023-05-27 <text:s/>21:00:00</text:p>
          </table:table-cell>
          <table:table-cell office:value-type="string" office:string-value="2023-05-27  23:31:00" table:formula="of:=COM.MICROSOFT.CONCAT([.C43];[.D43];[.F43])" table:style-name="ce1">
            <text:p>2023-05-27 <text:s/>23:31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text:s/>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59</text:p>
          </table:table-cell>
          <table:table-cell office:value-type="string" office:string-value="2023-05-27  22:30:00" table:formula="of:=COM.MICROSOFT.CONCAT([.C44];[.D44];[.E44])" table:style-name="ce1">
            <text:p>2023-05-27 <text:s/>22:30:00</text:p>
          </table:table-cell>
          <table:table-cell office:value-type="string" office:string-value="2023-05-27  23:59:59" table:formula="of:=COM.MICROSOFT.CONCAT([.C44];[.D44];[.F44])" table:style-name="ce1">
            <text:p>2023-05-27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Tortugas Ninja: Tortugas Ninja / Tortugas Ninja 2: Fuera de las sombras</text:p>
          </table:table-cell>
          <table:table-cell office:value-type="string" table:style-name="ce1">
            <text:p>SPACE HD</text:p>
          </table:table-cell>
          <table:table-cell office:value-type="string" table:style-name="ce2">
            <text:p>2023-05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6:00</text:p>
          </table:table-cell>
          <table:table-cell office:value-type="string" table:style-name="ce2">
            <text:p>23:32:00</text:p>
          </table:table-cell>
          <table:table-cell office:value-type="string" office:string-value="2023-05-27  18:36:00" table:formula="of:=COM.MICROSOFT.CONCAT([.C45];[.D45];[.E45])" table:style-name="ce1">
            <text:p>2023-05-27 <text:s/>18:36:00</text:p>
          </table:table-cell>
          <table:table-cell office:value-type="string" office:string-value="2023-05-27  23:32:00" table:formula="of:=COM.MICROSOFT.CONCAT([.C45];[.D45];[.F45])" table:style-name="ce1">
            <text:p>2023-05-27 <text:s/>23:3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forma del agua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5:00</text:p>
          </table:table-cell>
          <table:table-cell office:value-type="string" table:style-name="ce2">
            <text:p>21:00:00</text:p>
          </table:table-cell>
          <table:table-cell office:value-type="string" office:string-value="2023-05-28  18:45:00" table:formula="of:=COM.MICROSOFT.CONCAT([.C46];[.D46];[.E46])" table:style-name="ce1">
            <text:p>2023-05-28 <text:s/>18:45:00</text:p>
          </table:table-cell>
          <table:table-cell office:value-type="string" office:string-value="2023-05-28  21:00:00" table:formula="of:=COM.MICROSOFT.CONCAT([.C46];[.D46];[.F46])" table:style-name="ce1">
            <text:p>2023-05-28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cape Room: Sin salida</text:p>
          </table:table-cell>
          <table:table-cell office:value-type="string" table:style-name="ce1">
            <text:p>SPACE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9:00</text:p>
          </table:table-cell>
          <table:table-cell office:value-type="string" office:string-value="2023-05-28  21:00:00" table:formula="of:=COM.MICROSOFT.CONCAT([.C47];[.D47];[.E47])" table:style-name="ce1">
            <text:p>2023-05-28 <text:s/>21:00:00</text:p>
          </table:table-cell>
          <table:table-cell office:value-type="string" office:string-value="2023-05-28  23:09:00" table:formula="of:=COM.MICROSOFT.CONCAT([.C47];[.D47];[.F47])" table:style-name="ce1">
            <text:p>2023-05-28 <text:s/>23:09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urs</text:p>
          </table:table-cell>
          <table:table-cell office:value-type="string" table:style-name="ce1">
            <text:p>PARAMOUNT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45:00</text:p>
          </table:table-cell>
          <table:table-cell office:value-type="string" office:string-value="2023-05-28  21:00:00" table:formula="of:=COM.MICROSOFT.CONCAT([.C48];[.D48];[.E48])" table:style-name="ce1">
            <text:p>2023-05-28 <text:s/>21:00:00</text:p>
          </table:table-cell>
          <table:table-cell office:value-type="string" office:string-value="2023-05-28  22:45:00" table:formula="of:=COM.MICROSOFT.CONCAT([.C48];[.D48];[.F48])" table:style-name="ce1">
            <text:p>2023-05-28 <text:s/>22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rey Arturo: la leyenda de la espad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41:00</text:p>
          </table:table-cell>
          <table:table-cell office:value-type="string" office:string-value="2023-05-28  21:00:00" table:formula="of:=COM.MICROSOFT.CONCAT([.C49];[.D49];[.E49])" table:style-name="ce1">
            <text:p>2023-05-28 <text:s/>21:00:00</text:p>
          </table:table-cell>
          <table:table-cell office:value-type="string" office:string-value="2023-05-28  23:41:00" table:formula="of:=COM.MICROSOFT.CONCAT([.C49];[.D49];[.F49])" table:style-name="ce1">
            <text:p>2023-05-28 <text:s/>23:41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8  20:00:00" table:formula="of:=COM.MICROSOFT.CONCAT([.C50];[.D50];[.E50])" table:style-name="ce1">
            <text:p>2023-05-28 <text:s/>20:00:00</text:p>
          </table:table-cell>
          <table:table-cell office:value-type="string" office:string-value="2023-05-28  22:00:00" table:formula="of:=COM.MICROSOFT.CONCAT([.C50];[.D50];[.F50])" table:style-name="ce1">
            <text:p>2023-05-28 <text:s/>22:00:00</text:p>
          </table:table-cell>
          <table:table-cell table:number-columns-repeated="16376"/>
        </table:table-row>
        <table:table-row table:number-rows-repeated="1048526" table:style-name="ro1">
          <table:table-cell table:number-columns-repeated="16384"/>
        </table:table-row>
      </table:table>
      <table:table table:name="base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3];[.D53];[.E53])" table:style-name="ce1">
            <text:p><text:s text:c="2"/></text:p>
          </table:table-cell>
          <table:table-cell office:value-type="string" office:string-value="  " table:formula="of:=COM.MICROSOFT.CONCAT([.C53];[.D53];[.F5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4];[.D54];[.E54])" table:style-name="ce1">
            <text:p><text:s text:c="2"/></text:p>
          </table:table-cell>
          <table:table-cell office:value-type="string" office:string-value="  " table:formula="of:=COM.MICROSOFT.CONCAT([.C54];[.D54];[.F5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5];[.D55];[.E55])" table:style-name="ce1">
            <text:p><text:s text:c="2"/></text:p>
          </table:table-cell>
          <table:table-cell office:value-type="string" office:string-value="  " table:formula="of:=COM.MICROSOFT.CONCAT([.C55];[.D55];[.F5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ulham vs Leicester City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5-08  9:00:00" table:formula="of:=COM.MICROSOFT.CONCAT([.C56];[.D56];[.E56])" table:style-name="ce1">
            <text:p>2023-05-08 <text:s/>9:00:00</text:p>
          </table:table-cell>
          <table:table-cell office:value-type="string" office:string-value="2023-05-08  11:00:00" table:formula="of:=COM.MICROSOFT.CONCAT([.C56];[.D56];[.F56])" table:style-name="ce1">
            <text:p>2023-05-0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al Madrid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9  14:00:00" table:formula="of:=COM.MICROSOFT.CONCAT([.C57];[.D57];[.E57])" table:style-name="ce1">
            <text:p>2023-05-09 <text:s/>14:00:00</text:p>
          </table:table-cell>
          <table:table-cell office:value-type="string" office:string-value="2023-05-09  16:00:00" table:formula="of:=COM.MICROSOFT.CONCAT([.C57];[.D57];[.F57])" table:style-name="ce1">
            <text:p>2023-05-09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lan vs Inter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0  14:00:00" table:formula="of:=COM.MICROSOFT.CONCAT([.C58];[.D58];[.E58])" table:style-name="ce1">
            <text:p>2023-05-10 <text:s/>14:00:00</text:p>
          </table:table-cell>
          <table:table-cell office:value-type="string" office:string-value="2023-05-10  16:00:00" table:formula="of:=COM.MICROSOFT.CONCAT([.C58];[.D58];[.F58])" table:style-name="ce1">
            <text:p>2023-05-1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ventus vs Sevill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59];[.D59];[.E59])" table:style-name="ce1">
            <text:p>2023-05-11 <text:s/>14:00:00</text:p>
          </table:table-cell>
          <table:table-cell office:value-type="string" office:string-value="2023-05-11  16:00:00" table:formula="of:=COM.MICROSOFT.CONCAT([.C59];[.D59];[.F59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ma vs Bayer Leverkusen</text:p>
          </table:table-cell>
          <table:table-cell office:value-type="string" table:style-name="ce1">
            <text:p>ESPN2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60];[.D60];[.E60])" table:style-name="ce1">
            <text:p>2023-05-11 <text:s/>14:00:00</text:p>
          </table:table-cell>
          <table:table-cell office:value-type="string" office:string-value="2023-05-11  16:00:00" table:formula="of:=COM.MICROSOFT.CONCAT([.C60];[.D60];[.F60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G vs Ajaccio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3  14:00:00" table:formula="of:=COM.MICROSOFT.CONCAT([.C61];[.D61];[.E61])" table:style-name="ce1">
            <text:p>2023-05-13 <text:s/>14:00:00</text:p>
          </table:table-cell>
          <table:table-cell office:value-type="string" office:string-value="2023-05-13  16:00:00" table:formula="of:=COM.MICROSOFT.CONCAT([.C61];[.D61];[.F61])" table:style-name="ce1">
            <text:p>2023-05-1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At. Grau</text:p>
          </table:table-cell>
          <table:table-cell office:value-type="string" table:style-name="ce1">
            <text:p>GOLPERU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13  19:00:00" table:formula="of:=COM.MICROSOFT.CONCAT([.C62];[.D62];[.E62])" table:style-name="ce1">
            <text:p>2023-05-13 <text:s/>19:00:00</text:p>
          </table:table-cell>
          <table:table-cell office:value-type="string" office:string-value="2023-05-13  21:00:00" table:formula="of:=COM.MICROSOFT.CONCAT([.C62];[.D62];[.F62])" table:style-name="ce1">
            <text:p>2023-05-13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verton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8:00:00</text:p>
          </table:table-cell>
          <table:table-cell office:value-type="string" table:style-name="ce2">
            <text:p>10:00:00</text:p>
          </table:table-cell>
          <table:table-cell office:value-type="string" office:string-value="2023-05-14  8:00:00" table:formula="of:=COM.MICROSOFT.CONCAT([.C63];[.D63];[.E63])" table:style-name="ce1">
            <text:p>2023-05-14 <text:s/>8:00:00</text:p>
          </table:table-cell>
          <table:table-cell office:value-type="string" office:string-value="2023-05-14  10:00:00" table:formula="of:=COM.MICROSOFT.CONCAT([.C63];[.D63];[.F63])" table:style-name="ce1">
            <text:p>2023-05-14 <text:s/>1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anyol vs Barcelon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4  14:00:00" table:formula="of:=COM.MICROSOFT.CONCAT([.C64];[.D64];[.E64])" table:style-name="ce1">
            <text:p>2023-05-14 <text:s/>14:00:00</text:p>
          </table:table-cell>
          <table:table-cell office:value-type="string" office:string-value="2023-05-14  16:00:00" table:formula="of:=COM.MICROSOFT.CONCAT([.C64];[.D64];[.F64])" table:style-name="ce1">
            <text:p>2023-05-1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ca Juniors vs Belgrano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14  17:00:00" table:formula="of:=COM.MICROSOFT.CONCAT([.C65];[.D65];[.E65])" table:style-name="ce1">
            <text:p>2023-05-14 <text:s/>17:00:00</text:p>
          </table:table-cell>
          <table:table-cell office:value-type="string" office:string-value="2023-05-14  19:00:00" table:formula="of:=COM.MICROSOFT.CONCAT([.C65];[.D65];[.F65])" table:style-name="ce1">
            <text:p>2023-05-1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5-08  5:00:00" table:formula="of:=COM.MICROSOFT.CONCAT([.C66];[.D66];[.E66])" table:style-name="ce1">
            <text:p>2023-05-08 <text:s/>5:00:00</text:p>
          </table:table-cell>
          <table:table-cell office:value-type="string" office:string-value="2023-05-08  9:30:00" table:formula="of:=COM.MICROSOFT.CONCAT([.C66];[.D66];[.F66])" table:style-name="ce1">
            <text:p>2023-05-08 <text:s/>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8  21:30:00" table:formula="of:=COM.MICROSOFT.CONCAT([.C67];[.D67];[.E67])" table:style-name="ce1">
            <text:p>2023-05-08 <text:s/>21:30:00</text:p>
          </table:table-cell>
          <table:table-cell office:value-type="string" office:string-value="2023-05-08  22:30:00" table:formula="of:=COM.MICROSOFT.CONCAT([.C67];[.D67];[.F67])" table:style-name="ce1">
            <text:p>2023-05-0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9  21:30:00" table:formula="of:=COM.MICROSOFT.CONCAT([.C68];[.D68];[.E68])" table:style-name="ce1">
            <text:p>2023-05-09 <text:s/>21:30:00</text:p>
          </table:table-cell>
          <table:table-cell office:value-type="string" office:string-value="2023-05-09  22:30:00" table:formula="of:=COM.MICROSOFT.CONCAT([.C68];[.D68];[.F68])" table:style-name="ce1">
            <text:p>2023-05-0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0  21:30:00" table:formula="of:=COM.MICROSOFT.CONCAT([.C69];[.D69];[.E69])" table:style-name="ce1">
            <text:p>2023-05-10 <text:s/>21:30:00</text:p>
          </table:table-cell>
          <table:table-cell office:value-type="string" office:string-value="2023-05-10  22:30:00" table:formula="of:=COM.MICROSOFT.CONCAT([.C69];[.D69];[.F69])" table:style-name="ce1">
            <text:p>2023-05-10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1  21:30:00" table:formula="of:=COM.MICROSOFT.CONCAT([.C70];[.D70];[.E70])" table:style-name="ce1">
            <text:p>2023-05-11 <text:s/>21:30:00</text:p>
          </table:table-cell>
          <table:table-cell office:value-type="string" office:string-value="2023-05-11  22:30:00" table:formula="of:=COM.MICROSOFT.CONCAT([.C70];[.D70];[.F70])" table:style-name="ce1">
            <text:p>2023-05-1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2  21:30:00" table:formula="of:=COM.MICROSOFT.CONCAT([.C71];[.D71];[.E71])" table:style-name="ce1">
            <text:p>2023-05-12 <text:s/>21:30:00</text:p>
          </table:table-cell>
          <table:table-cell office:value-type="string" office:string-value="2023-05-12  22:30:00" table:formula="of:=COM.MICROSOFT.CONCAT([.C71];[.D71];[.F71])" table:style-name="ce1">
            <text:p>2023-05-1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00:00" table:formula="of:=COM.MICROSOFT.CONCAT([.C72];[.D72];[.E72])" table:style-name="ce1">
            <text:p>2023-05-08 <text:s/>20:00:00</text:p>
          </table:table-cell>
          <table:table-cell office:value-type="string" office:string-value="2023-05-08  21:30:00" table:formula="of:=COM.MICROSOFT.CONCAT([.C72];[.D72];[.F72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00:00" table:formula="of:=COM.MICROSOFT.CONCAT([.C73];[.D73];[.E73])" table:style-name="ce1">
            <text:p>2023-05-09 <text:s/>20:00:00</text:p>
          </table:table-cell>
          <table:table-cell office:value-type="string" office:string-value="2023-05-09  21:30:00" table:formula="of:=COM.MICROSOFT.CONCAT([.C73];[.D73];[.F73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00:00" table:formula="of:=COM.MICROSOFT.CONCAT([.C74];[.D74];[.E74])" table:style-name="ce1">
            <text:p>2023-05-10 <text:s/>20:00:00</text:p>
          </table:table-cell>
          <table:table-cell office:value-type="string" office:string-value="2023-05-10  21:30:00" table:formula="of:=COM.MICROSOFT.CONCAT([.C74];[.D74];[.F74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00:00" table:formula="of:=COM.MICROSOFT.CONCAT([.C75];[.D75];[.E75])" table:style-name="ce1">
            <text:p>2023-05-11 <text:s/>20:00:00</text:p>
          </table:table-cell>
          <table:table-cell office:value-type="string" office:string-value="2023-05-11  21:30:00" table:formula="of:=COM.MICROSOFT.CONCAT([.C75];[.D75];[.F75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00:00" table:formula="of:=COM.MICROSOFT.CONCAT([.C76];[.D76];[.E76])" table:style-name="ce1">
            <text:p>2023-05-12 <text:s/>20:00:00</text:p>
          </table:table-cell>
          <table:table-cell office:value-type="string" office:string-value="2023-05-12  21:30:00" table:formula="of:=COM.MICROSOFT.CONCAT([.C76];[.D76];[.F76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8  21:45:00" table:formula="of:=COM.MICROSOFT.CONCAT([.C77];[.D77];[.E77])" table:style-name="ce1">
            <text:p>2023-05-08 <text:s/>21:45:00</text:p>
          </table:table-cell>
          <table:table-cell office:value-type="string" office:string-value="2023-05-08  23:00:00" table:formula="of:=COM.MICROSOFT.CONCAT([.C77];[.D77];[.F77])" table:style-name="ce1">
            <text:p>2023-05-0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9  21:45:00" table:formula="of:=COM.MICROSOFT.CONCAT([.C78];[.D78];[.E78])" table:style-name="ce1">
            <text:p>2023-05-09 <text:s/>21:45:00</text:p>
          </table:table-cell>
          <table:table-cell office:value-type="string" office:string-value="2023-05-09  23:00:00" table:formula="of:=COM.MICROSOFT.CONCAT([.C78];[.D78];[.F78])" table:style-name="ce1">
            <text:p>2023-05-0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0  21:45:00" table:formula="of:=COM.MICROSOFT.CONCAT([.C79];[.D79];[.E79])" table:style-name="ce1">
            <text:p>2023-05-10 <text:s/>21:45:00</text:p>
          </table:table-cell>
          <table:table-cell office:value-type="string" office:string-value="2023-05-10  23:00:00" table:formula="of:=COM.MICROSOFT.CONCAT([.C79];[.D79];[.F79])" table:style-name="ce1">
            <text:p>2023-05-10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1  21:45:00" table:formula="of:=COM.MICROSOFT.CONCAT([.C80];[.D80];[.E80])" table:style-name="ce1">
            <text:p>2023-05-11 <text:s/>21:45:00</text:p>
          </table:table-cell>
          <table:table-cell office:value-type="string" office:string-value="2023-05-11  23:00:00" table:formula="of:=COM.MICROSOFT.CONCAT([.C80];[.D80];[.F80])" table:style-name="ce1">
            <text:p>2023-05-1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2  21:45:00" table:formula="of:=COM.MICROSOFT.CONCAT([.C81];[.D81];[.E81])" table:style-name="ce1">
            <text:p>2023-05-12 <text:s/>21:45:00</text:p>
          </table:table-cell>
          <table:table-cell office:value-type="string" office:string-value="2023-05-12  23:00:00" table:formula="of:=COM.MICROSOFT.CONCAT([.C81];[.D81];[.F81])" table:style-name="ce1">
            <text:p>2023-05-1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8  14:45:00" table:formula="of:=COM.MICROSOFT.CONCAT([.C82];[.D82];[.E82])" table:style-name="ce1">
            <text:p>2023-05-08 <text:s/>14:45:00</text:p>
          </table:table-cell>
          <table:table-cell office:value-type="string" office:string-value="2023-05-08  18:00:00" table:formula="of:=COM.MICROSOFT.CONCAT([.C82];[.D82];[.F82])" table:style-name="ce1">
            <text:p>2023-05-0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9  14:45:00" table:formula="of:=COM.MICROSOFT.CONCAT([.C83];[.D83];[.E83])" table:style-name="ce1">
            <text:p>2023-05-09 <text:s/>14:45:00</text:p>
          </table:table-cell>
          <table:table-cell office:value-type="string" office:string-value="2023-05-09  18:00:00" table:formula="of:=COM.MICROSOFT.CONCAT([.C83];[.D83];[.F83])" table:style-name="ce1">
            <text:p>2023-05-0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0  14:45:00" table:formula="of:=COM.MICROSOFT.CONCAT([.C84];[.D84];[.E84])" table:style-name="ce1">
            <text:p>2023-05-10 <text:s/>14:45:00</text:p>
          </table:table-cell>
          <table:table-cell office:value-type="string" office:string-value="2023-05-10  18:00:00" table:formula="of:=COM.MICROSOFT.CONCAT([.C84];[.D84];[.F84])" table:style-name="ce1">
            <text:p>2023-05-10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1  14:45:00" table:formula="of:=COM.MICROSOFT.CONCAT([.C85];[.D85];[.E85])" table:style-name="ce1">
            <text:p>2023-05-11 <text:s/>14:45:00</text:p>
          </table:table-cell>
          <table:table-cell office:value-type="string" office:string-value="2023-05-11  18:00:00" table:formula="of:=COM.MICROSOFT.CONCAT([.C85];[.D85];[.F85])" table:style-name="ce1">
            <text:p>2023-05-11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2  14:45:00" table:formula="of:=COM.MICROSOFT.CONCAT([.C86];[.D86];[.E86])" table:style-name="ce1">
            <text:p>2023-05-12 <text:s/>14:45:00</text:p>
          </table:table-cell>
          <table:table-cell office:value-type="string" office:string-value="2023-05-12  18:00:00" table:formula="of:=COM.MICROSOFT.CONCAT([.C86];[.D86];[.F86])" table:style-name="ce1">
            <text:p>2023-05-12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40:00" table:formula="of:=COM.MICROSOFT.CONCAT([.C87];[.D87];[.E87])" table:style-name="ce1">
            <text:p>2023-05-08 <text:s/>20:40:00</text:p>
          </table:table-cell>
          <table:table-cell office:value-type="string" office:string-value="2023-05-08  21:30:00" table:formula="of:=COM.MICROSOFT.CONCAT([.C87];[.D87];[.F87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40:00" table:formula="of:=COM.MICROSOFT.CONCAT([.C88];[.D88];[.E88])" table:style-name="ce1">
            <text:p>2023-05-09 <text:s/>20:40:00</text:p>
          </table:table-cell>
          <table:table-cell office:value-type="string" office:string-value="2023-05-09  21:30:00" table:formula="of:=COM.MICROSOFT.CONCAT([.C88];[.D88];[.F88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40:00" table:formula="of:=COM.MICROSOFT.CONCAT([.C89];[.D89];[.E89])" table:style-name="ce1">
            <text:p>2023-05-10 <text:s/>20:40:00</text:p>
          </table:table-cell>
          <table:table-cell office:value-type="string" office:string-value="2023-05-10  21:30:00" table:formula="of:=COM.MICROSOFT.CONCAT([.C89];[.D89];[.F89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40:00" table:formula="of:=COM.MICROSOFT.CONCAT([.C90];[.D90];[.E90])" table:style-name="ce1">
            <text:p>2023-05-11 <text:s/>20:40:00</text:p>
          </table:table-cell>
          <table:table-cell office:value-type="string" office:string-value="2023-05-11  21:30:00" table:formula="of:=COM.MICROSOFT.CONCAT([.C90];[.D90];[.F90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40:00" table:formula="of:=COM.MICROSOFT.CONCAT([.C91];[.D91];[.E91])" table:style-name="ce1">
            <text:p>2023-05-12 <text:s/>20:40:00</text:p>
          </table:table-cell>
          <table:table-cell office:value-type="string" office:string-value="2023-05-12  21:30:00" table:formula="of:=COM.MICROSOFT.CONCAT([.C91];[.D91];[.F91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2];[.D92];[.E92])" table:style-name="ce1">
            <text:p>2023-05-13 <text:s/>22:00:00</text:p>
          </table:table-cell>
          <table:table-cell office:value-type="string" office:string-value="2023-05-13  23:30:00" table:formula="of:=COM.MICROSOFT.CONCAT([.C92];[.D92];[.F92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3];[.D93];[.E93])" table:style-name="ce1">
            <text:p>2023-05-13 <text:s/>22:00:00</text:p>
          </table:table-cell>
          <table:table-cell office:value-type="string" office:string-value="2023-05-13  23:30:00" table:formula="of:=COM.MICROSOFT.CONCAT([.C93];[.D93];[.F93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scando a Dory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00:00</text:p>
          </table:table-cell>
          <table:table-cell office:value-type="string" office:string-value="2023-05-13  18:30:00" table:formula="of:=COM.MICROSOFT.CONCAT([.C94];[.D94];[.E94])" table:style-name="ce1">
            <text:p>2023-05-13 <text:s/>18:30:00</text:p>
          </table:table-cell>
          <table:table-cell office:value-type="string" office:string-value="2023-05-13  20:00:00" table:formula="of:=COM.MICROSOFT.CONCAT([.C94];[.D94];[.F94])" table:style-name="ce1">
            <text:p>2023-05-1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Rápidos y furiosos: Rápidos y furiosos 6 / Rápidos y furiosos 7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3-05-13  19:40:00" table:formula="of:=COM.MICROSOFT.CONCAT([.C95];[.D95];[.E95])" table:style-name="ce1">
            <text:p>2023-05-13 <text:s/>19:40:00</text:p>
          </table:table-cell>
          <table:table-cell office:value-type="string" office:string-value="2023-05-13  22:00:00" table:formula="of:=COM.MICROSOFT.CONCAT([.C95];[.D95];[.F95])" table:style-name="ce1">
            <text:p>2023-05-13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garita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8:20:00</text:p>
          </table:table-cell>
          <table:table-cell office:value-type="string" office:string-value="2023-05-13  16:40:00" table:formula="of:=COM.MICROSOFT.CONCAT([.C96];[.D96];[.E96])" table:style-name="ce1">
            <text:p>2023-05-13 <text:s/>16:40:00</text:p>
          </table:table-cell>
          <table:table-cell office:value-type="string" office:string-value="2023-05-13  18:20:00" table:formula="of:=COM.MICROSOFT.CONCAT([.C96];[.D96];[.F96])" table:style-name="ce1">
            <text:p>2023-05-13 <text:s/>18:2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 Solo: Una historia de Star Wars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5-14  16:30:00" table:formula="of:=COM.MICROSOFT.CONCAT([.C97];[.D97];[.E97])" table:style-name="ce1">
            <text:p>2023-05-14 <text:s/>16:30:00</text:p>
          </table:table-cell>
          <table:table-cell office:value-type="string" office:string-value="2023-05-14  18:30:00" table:formula="of:=COM.MICROSOFT.CONCAT([.C97];[.D97];[.F97])" table:style-name="ce1">
            <text:p>2023-05-14 <text:s/>18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little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52:00</text:p>
          </table:table-cell>
          <table:table-cell office:value-type="string" office:string-value="2023-05-14  21:00:00" table:formula="of:=COM.MICROSOFT.CONCAT([.C98];[.D98];[.E98])" table:style-name="ce1">
            <text:p>2023-05-14 <text:s/>21:00:00</text:p>
          </table:table-cell>
          <table:table-cell office:value-type="string" office:string-value="2023-05-14  22:52:00" table:formula="of:=COM.MICROSOFT.CONCAT([.C98];[.D98];[.F98])" table:style-name="ce1">
            <text:p>2023-05-14 <text:s/>22:5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de de comedia: Mamma Mia!: La película / Si te casas... te mato / Malas madres / La Navidad de las madres rebeldes</text:p>
          </table:table-cell>
          <table:table-cell office:value-type="string" table:style-name="ce1">
            <text:p>CINEMA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8:00</text:p>
          </table:table-cell>
          <table:table-cell office:value-type="string" table:style-name="ce2">
            <text:p>22:00:00</text:p>
          </table:table-cell>
          <table:table-cell office:value-type="string" office:string-value="2023-05-14  16:08:00" table:formula="of:=COM.MICROSOFT.CONCAT([.C99];[.D99];[.E99])" table:style-name="ce1">
            <text:p>2023-05-14 <text:s/>16:08:00</text:p>
          </table:table-cell>
          <table:table-cell office:value-type="string" office:string-value="2023-05-14  22:00:00" table:formula="of:=COM.MICROSOFT.CONCAT([.C99];[.D99];[.F99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a esposa de mentir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4:00</text:p>
          </table:table-cell>
          <table:table-cell office:value-type="string" table:style-name="ce2">
            <text:p>21:00:00</text:p>
          </table:table-cell>
          <table:table-cell office:value-type="string" office:string-value="2023-05-14  18:24:00" table:formula="of:=COM.MICROSOFT.CONCAT([.C100];[.D100];[.E100])" table:style-name="ce1">
            <text:p>2023-05-14 <text:s/>18:24:00</text:p>
          </table:table-cell>
          <table:table-cell office:value-type="string" office:string-value="2023-05-14  21:00:00" table:formula="of:=COM.MICROSOFT.CONCAT([.C100];[.D100];[.F100])" table:style-name="ce1">
            <text:p>2023-05-14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agedó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2:00:00</text:p>
          </table:table-cell>
          <table:table-cell office:value-type="string" office:string-value="2023-05-14  18:55:00" table:formula="of:=COM.MICROSOFT.CONCAT([.C101];[.D101];[.E101])" table:style-name="ce1">
            <text:p>2023-05-14 <text:s/>18:55:00</text:p>
          </table:table-cell>
          <table:table-cell office:value-type="string" office:string-value="2023-05-14  22:00:00" table:formula="of:=COM.MICROSOFT.CONCAT([.C101];[.D101];[.F101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 20:00:00" table:formula="of:=COM.MICROSOFT.CONCAT([.C102];[.D102];[.E102])" table:style-name="ce1">
            <text:p>2023-05-14 <text:s/>20:00:00</text:p>
          </table:table-cell>
          <table:table-cell office:value-type="string" office:string-value="2023-05-14  22:00:00" table:formula="of:=COM.MICROSOFT.CONCAT([.C102];[.D102];[.F102])" table:style-name="ce1">
            <text:p>2023-05-14 <text:s/>22:00:00</text:p>
          </table:table-cell>
          <table:table-cell table:number-columns-repeated="16376"/>
        </table:table-row>
        <table:table-row table:number-rows-repeated="1048474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9">
            <text:p>América Cinescape 11 a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1:00:00</text:p>
          </table:table-cell>
          <table:table-cell office:value-type="string" table:style-name="ce10">
            <text:p>13:00:00</text:p>
          </table:table-cell>
          <table:table-cell office:value-type="string" table:style-name="ce10">
            <text:p>2021-09-11 11:00:00</text:p>
          </table:table-cell>
          <table:table-cell office:value-type="string" table:style-name="ce10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El reventonazo de la Chola 7 p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9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19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JB en ATV 8:0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00:00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021-09-11 20:00:00</text:p>
          </table:table-cell>
          <table:table-cell office:value-type="string" table:style-name="ce10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Reinas del Show 9:0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21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Latina HD La Voz Senior 8:30pm</text:p>
          </table:table-cell>
          <table:table-cell office:value-type="string" table:style-name="ce9">
            <text:p>LATINA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1 20:30:00</text:p>
          </table:table-cell>
          <table:table-cell office:value-type="string" table:style-name="ce10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TV Mi mamá cocina mejor que la tuya5:3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7:30:00</text:p>
          </table:table-cell>
          <table:table-cell office:value-type="string" table:style-name="ce10">
            <text:p>19:30:00</text:p>
          </table:table-cell>
          <table:table-cell office:value-type="string" table:style-name="ce10">
            <text:p>2021-09-12 17:30:00</text:p>
          </table:table-cell>
          <table:table-cell office:value-type="string" table:style-name="ce10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El fuera de Lista 8:3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Nunca Más 8:3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plus Jamás Perfectas 9:00 p.m.</text:p>
          </table:table-cell>
          <table:table-cell office:value-type="string" table:style-name="ce9">
            <text:p>M PLU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2 21:00:00</text:p>
          </table:table-cell>
          <table:table-cell office:value-type="string" table:style-name="ce10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Después de Todo 10:0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3:59:59</text:p>
          </table:table-cell>
          <table:table-cell office:value-type="string" table:style-name="ce10">
            <text:p>2021-09-12 22:00:00</text:p>
          </table:table-cell>
          <table:table-cell office:value-type="string" table:style-name="ce10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6-05T14:17:09Z</dc:date>
    <meta:editing-cycles>40</meta:editing-cycles>
    <meta:editing-duration>PT44355S</meta:editing-duration>
  </office:meta>
</office:document-meta>
</file>